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9966"/>
    </style:style>
    <style:style style:name="ce3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column table:style-name="co8" table:number-columns-repeated="2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9" table:default-cell-style-name="ce2"/>
        <table:table-column table:style-name="co10" table:default-cell-style-name="Default"/>
        <table:table-column table:style-name="co5" table:default-cell-style-name="Default"/>
        <table:table-column table:style-name="co9" table:default-cell-style-name="ce2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nearSpeed approx</text:p>
          </table:table-cell>
          <table:table-cell office:value-type="string" calcext:value-type="string">
            <text:p>linearSpeed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otationSpeed approx</text:p>
          </table:table-cell>
          <table:table-cell office:value-type="string" calcext:value-type="string">
            <text:p>rotationSpeed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x approx</text:p>
          </table:table-cell>
          <table:table-cell office:value-type="string" calcext:value-type="string">
            <text:p>dx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y approx</text:p>
          </table:table-cell>
          <table:table-cell office:value-type="string" calcext:value-type="string">
            <text:p>dy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theta approx</text:p>
          </table:table-cell>
          <table:table-cell office:value-type="string" calcext:value-type="string">
            <text:p>dtheta exac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8.2324573646" calcext:value-type="float">
            <text:p>18.2324573646</text:p>
          </table:table-cell>
          <table:table-cell office:value-type="float" office:value="-0.232457364599998" calcext:value-type="float">
            <text:p>-0.2324573646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0.3599976301" calcext:value-type="float">
            <text:p>0.3599976301</text:p>
          </table:table-cell>
          <table:table-cell office:value-type="float" office:value="0.364646703086" calcext:value-type="float">
            <text:p>0.3646467031</text:p>
          </table:table-cell>
          <table:table-cell office:value-type="float" office:value="-0.00464907298599998" calcext:value-type="float">
            <text:p>-0.004649073</text:p>
          </table:table-cell>
          <table:table-cell office:value-type="float" office:value="0.0011309695" calcext:value-type="float">
            <text:p>0.0011309695</text:p>
          </table:table-cell>
          <table:table-cell office:value-type="float" office:value="0.00115624830419" calcext:value-type="float">
            <text:p>0.0011562483</text:p>
          </table:table-cell>
          <table:table-cell office:value-type="float" office:value="-0.0000252788041899999" calcext:value-type="float">
            <text:p>-2.52788041899999E-05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464914729199997" calcext:value-type="float">
            <text:p>-0.4649147292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0.7199810147" calcext:value-type="float">
            <text:p>0.7199810147</text:p>
          </table:table-cell>
          <table:table-cell office:value-type="float" office:value="0.729278741054" calcext:value-type="float">
            <text:p>0.7292787411</text:p>
          </table:table-cell>
          <table:table-cell office:value-type="float" office:value="-0.00929772635400006" calcext:value-type="float">
            <text:p>-0.0092977264</text:p>
          </table:table-cell>
          <table:table-cell office:value-type="float" office:value="0.0045238333" calcext:value-type="float">
            <text:p>0.0045238333</text:p>
          </table:table-cell>
          <table:table-cell office:value-type="float" office:value="0.00462494671552" calcext:value-type="float">
            <text:p>0.0046249467</text:p>
          </table:table-cell>
          <table:table-cell office:value-type="float" office:value="-0.000101113415519999" calcext:value-type="float">
            <text:p>-0.0001011134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1.0799360275" calcext:value-type="float">
            <text:p>1.0799360275</text:p>
          </table:table-cell>
          <table:table-cell office:value-type="float" office:value="1.09388144938" calcext:value-type="float">
            <text:p>1.0938814494</text:p>
          </table:table-cell>
          <table:table-cell office:value-type="float" office:value="-0.0139454218799999" calcext:value-type="float">
            <text:p>-0.0139454219</text:p>
          </table:table-cell>
          <table:table-cell office:value-type="float" office:value="0.0101784579" calcext:value-type="float">
            <text:p>0.0101784579</text:p>
          </table:table-cell>
          <table:table-cell office:value-type="float" office:value="0.0104059557322" calcext:value-type="float">
            <text:p>0.0104059557</text:p>
          </table:table-cell>
          <table:table-cell office:value-type="float" office:value="-0.0002274978322" calcext:value-type="float">
            <text:p>-0.0002274978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1.4398483038" calcext:value-type="float">
            <text:p>1.4398483038</text:p>
          </table:table-cell>
          <table:table-cell office:value-type="float" office:value="1.45844016471" calcext:value-type="float">
            <text:p>1.4584401647</text:p>
          </table:table-cell>
          <table:table-cell office:value-type="float" office:value="-0.01859186091" calcext:value-type="float">
            <text:p>-0.0185918609</text:p>
          </table:table-cell>
          <table:table-cell office:value-type="float" office:value="0.0180946197" calcext:value-type="float">
            <text:p>0.0180946197</text:p>
          </table:table-cell>
          <table:table-cell office:value-type="float" office:value="0.0184990428575" calcext:value-type="float">
            <text:p>0.0184990429</text:p>
          </table:table-cell>
          <table:table-cell office:value-type="float" office:value="-0.000404423157499997" calcext:value-type="float">
            <text:p>-0.0004044232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1.8197005987" calcext:value-type="float">
            <text:p>1.8197005987</text:p>
          </table:table-cell>
          <table:table-cell office:value-type="float" office:value="1.82294022546" calcext:value-type="float">
            <text:p>1.8229402255</text:p>
          </table:table-cell>
          <table:table-cell office:value-type="float" office:value="-0.00323962676000011" calcext:value-type="float">
            <text:p>-0.0032396268</text:p>
          </table:table-cell>
          <table:table-cell office:value-type="float" office:value="0.028586138" calcext:value-type="float">
            <text:p>0.028586138</text:p>
          </table:table-cell>
          <table:table-cell office:value-type="float" office:value="0.028903882609" calcext:value-type="float">
            <text:p>0.0289038826</text:p>
          </table:table-cell>
          <table:table-cell office:value-type="float" office:value="-0.000317744608999998" calcext:value-type="float">
            <text:p>-0.0003177446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2.1794741154" calcext:value-type="float">
            <text:p>2.1794741154</text:p>
          </table:table-cell>
          <table:table-cell office:value-type="float" office:value="2.18736697242" calcext:value-type="float">
            <text:p>2.1873669724</text:p>
          </table:table-cell>
          <table:table-cell office:value-type="float" office:value="-0.00789285701999987" calcext:value-type="float">
            <text:p>-0.007892857</text:p>
          </table:table-cell>
          <table:table-cell office:value-type="float" office:value="0.0414675139" calcext:value-type="float">
            <text:p>0.0414675139</text:p>
          </table:table-cell>
          <table:table-cell office:value-type="float" office:value="0.0416200565318" calcext:value-type="float">
            <text:p>0.0416200565</text:p>
          </table:table-cell>
          <table:table-cell office:value-type="float" office:value="-0.0001525426318" calcext:value-type="float">
            <text:p>-0.0001525426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127" calcext:value-type="float">
            <text:p>-127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173913042999999" calcext:value-type="float">
            <text:p>0.173913043</text:p>
          </table:table-cell>
          <table:table-cell office:value-type="float" office:value="2.5391681194" calcext:value-type="float">
            <text:p>2.5391681194</text:p>
          </table:table-cell>
          <table:table-cell office:value-type="float" office:value="2.55170574932" calcext:value-type="float">
            <text:p>2.5517057493</text:p>
          </table:table-cell>
          <table:table-cell office:value-type="float" office:value="-0.0125376299199997" calcext:value-type="float">
            <text:p>-0.0125376299</text:p>
          </table:table-cell>
          <table:table-cell office:value-type="float" office:value="0.0562916063" calcext:value-type="float">
            <text:p>0.0562916063</text:p>
          </table:table-cell>
          <table:table-cell office:value-type="float" office:value="0.0566470532154" calcext:value-type="float">
            <text:p>0.0566470532</text:p>
          </table:table-cell>
          <table:table-cell office:value-type="float" office:value="-0.000355446915400001" calcext:value-type="float">
            <text:p>-0.0003554469</text:p>
          </table:table-cell>
          <table:table-cell office:value-type="float" office:value="-0.0443313606" calcext:value-type="float">
            <text:p>-0.0443313606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0.0000607095050999956" calcext:value-type="float">
            <text:p>6.0709505099995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145" calcext:value-type="float">
            <text:p>-145</text:p>
          </table:table-cell>
          <table:table-cell office:value-type="float" office:value="-145.341614907" calcext:value-type="float">
            <text:p>-145.341614907</text:p>
          </table:table-cell>
          <table:table-cell office:value-type="float" office:value="0.341614907000007" calcext:value-type="float">
            <text:p>0.341614907</text:p>
          </table:table-cell>
          <table:table-cell office:value-type="float" office:value="2.8987617493" calcext:value-type="float">
            <text:p>2.8987617493</text:p>
          </table:table-cell>
          <table:table-cell office:value-type="float" office:value="2.91594190342" calcext:value-type="float">
            <text:p>2.9159419034</text:p>
          </table:table-cell>
          <table:table-cell office:value-type="float" office:value="-0.0171801541199996" calcext:value-type="float">
            <text:p>-0.0171801541</text:p>
          </table:table-cell>
          <table:table-cell office:value-type="float" office:value="0.0733754262" calcext:value-type="float">
            <text:p>0.0733754262</text:p>
          </table:table-cell>
          <table:table-cell office:value-type="float" office:value="0.0739842683139" calcext:value-type="float">
            <text:p>0.0739842683</text:p>
          </table:table-cell>
          <table:table-cell office:value-type="float" office:value="-0.000608842113899999" calcext:value-type="float">
            <text:p>-0.0006088421</text:p>
          </table:table-cell>
          <table:table-cell office:value-type="float" office:value="-0.050614547" calcext:value-type="float">
            <text:p>-0.050614547</text:p>
          </table:table-cell>
          <table:table-cell office:value-type="float" office:value="-0.0507337944058" calcext:value-type="float">
            <text:p>-0.0507337944</text:p>
          </table:table-cell>
          <table:table-cell office:value-type="float" office:value="0.000119247405800001" calcext:value-type="float">
            <text:p>0.0001192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163" calcext:value-type="float">
            <text:p>-163</text:p>
          </table:table-cell>
          <table:table-cell office:value-type="float" office:value="-163.50931677" calcext:value-type="float">
            <text:p>-163.50931677</text:p>
          </table:table-cell>
          <table:table-cell office:value-type="float" office:value="0.509316769999998" calcext:value-type="float">
            <text:p>0.50931677</text:p>
          </table:table-cell>
          <table:table-cell office:value-type="float" office:value="3.2782304287" calcext:value-type="float">
            <text:p>3.2782304287</text:p>
          </table:table-cell>
          <table:table-cell office:value-type="float" office:value="3.28006078612" calcext:value-type="float">
            <text:p>3.2800607861</text:p>
          </table:table-cell>
          <table:table-cell office:value-type="float" office:value="-0.00183035741999982" calcext:value-type="float">
            <text:p>-0.0018303574</text:p>
          </table:table-cell>
          <table:table-cell office:value-type="float" office:value="0.0932871103" calcext:value-type="float">
            <text:p>0.0932871103</text:p>
          </table:table-cell>
          <table:table-cell office:value-type="float" office:value="0.093631004571" calcext:value-type="float">
            <text:p>0.0936310046</text:p>
          </table:table-cell>
          <table:table-cell office:value-type="float" office:value="-0.000343894270999998" calcext:value-type="float">
            <text:p>-0.0003438943</text:p>
          </table:table-cell>
          <table:table-cell office:value-type="float" office:value="-0.0568977334" calcext:value-type="float">
            <text:p>-0.0568977334</text:p>
          </table:table-cell>
          <table:table-cell office:value-type="float" office:value="-0.0570755187065" calcext:value-type="float">
            <text:p>-0.0570755187</text:p>
          </table:table-cell>
          <table:table-cell office:value-type="float" office:value="0.000177785306500006" calcext:value-type="float">
            <text:p>0.00017778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.2324573646" calcext:value-type="float">
            <text:p>18.2324573646</text:p>
          </table:table-cell>
          <table:table-cell office:value-type="float" office:value="-0.232457364599998" calcext:value-type="float">
            <text:p>-0.2324573646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0.3599976301" calcext:value-type="float">
            <text:p>0.3599976301</text:p>
          </table:table-cell>
          <table:table-cell office:value-type="float" office:value="0.364646703086" calcext:value-type="float">
            <text:p>0.3646467031</text:p>
          </table:table-cell>
          <table:table-cell office:value-type="float" office:value="-0.00464907298599998" calcext:value-type="float">
            <text:p>-0.004649073</text:p>
          </table:table-cell>
          <table:table-cell office:value-type="float" office:value="-0.0011309695" calcext:value-type="float">
            <text:p>-0.0011309695</text:p>
          </table:table-cell>
          <table:table-cell office:value-type="float" office:value="-0.00115624830419" calcext:value-type="float">
            <text:p>-0.0011562483</text:p>
          </table:table-cell>
          <table:table-cell office:value-type="float" office:value="0.0000252788041899999" calcext:value-type="float">
            <text:p>2.52788041899999E-05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464914729199997" calcext:value-type="float">
            <text:p>-0.4649147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9999969" calcext:value-type="float">
            <text:p>0.719999969</text:p>
          </table:table-cell>
          <table:table-cell office:value-type="float" office:value="0.729298294583" calcext:value-type="float">
            <text:p>0.7292982946</text:p>
          </table:table-cell>
          <table:table-cell office:value-type="float" office:value="-0.00929832558300003" calcext:value-type="float">
            <text:p>-0.00929832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1.0799927711" calcext:value-type="float">
            <text:p>1.0799927711</text:p>
          </table:table-cell>
          <table:table-cell office:value-type="float" office:value="1.09394010926" calcext:value-type="float">
            <text:p>1.0939401093</text:p>
          </table:table-cell>
          <table:table-cell office:value-type="float" office:value="-0.0139473381600002" calcext:value-type="float">
            <text:p>-0.0139473382</text:p>
          </table:table-cell>
          <table:table-cell office:value-type="float" office:value="0.0033929085" calcext:value-type="float">
            <text:p>0.0033929085</text:p>
          </table:table-cell>
          <table:table-cell office:value-type="float" office:value="0.00346874491256" calcext:value-type="float">
            <text:p>0.0034687449</text:p>
          </table:table-cell>
          <table:table-cell office:value-type="float" office:value="-0.0000758364125599997" calcext:value-type="float">
            <text:p>-7.58364125599997E-05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1.4399620295" calcext:value-type="float">
            <text:p>1.4399620295</text:p>
          </table:table-cell>
          <table:table-cell office:value-type="float" office:value="1.45855748211" calcext:value-type="float">
            <text:p>1.4585574821</text:p>
          </table:table-cell>
          <table:table-cell office:value-type="float" office:value="-0.0185954526100001" calcext:value-type="float">
            <text:p>-0.0185954526</text:p>
          </table:table-cell>
          <table:table-cell office:value-type="float" office:value="0.0090476666" calcext:value-type="float">
            <text:p>0.0090476666</text:p>
          </table:table-cell>
          <table:table-cell office:value-type="float" office:value="0.00924989343105" calcext:value-type="float">
            <text:p>0.0092498934</text:p>
          </table:table-cell>
          <table:table-cell office:value-type="float" office:value="-0.000202226831049999" calcext:value-type="float">
            <text:p>-0.0002022268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1.819892168" calcext:value-type="float">
            <text:p>1.819892168</text:p>
          </table:table-cell>
          <table:table-cell office:value-type="float" office:value="1.82313574896" calcext:value-type="float">
            <text:p>1.823135749</text:p>
          </table:table-cell>
          <table:table-cell office:value-type="float" office:value="-0.00324358095999999" calcext:value-type="float">
            <text:p>-0.003243581</text:p>
          </table:table-cell>
          <table:table-cell office:value-type="float" office:value="0.017152587" calcext:value-type="float">
            <text:p>0.017152587</text:p>
          </table:table-cell>
          <table:table-cell office:value-type="float" office:value="0.0173432595537" calcext:value-type="float">
            <text:p>0.0173432596</text:p>
          </table:table-cell>
          <table:table-cell office:value-type="float" office:value="-0.000190672553699998" calcext:value-type="float">
            <text:p>-0.0001906726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2.1797704697" calcext:value-type="float">
            <text:p>2.1797704697</text:p>
          </table:table-cell>
          <table:table-cell office:value-type="float" office:value="2.18766024706" calcext:value-type="float">
            <text:p>2.1876602471</text:p>
          </table:table-cell>
          <table:table-cell office:value-type="float" office:value="-0.00788977735999996" calcext:value-type="float">
            <text:p>-0.0078897774</text:p>
          </table:table-cell>
          <table:table-cell office:value-type="float" office:value="0.0273932461" calcext:value-type="float">
            <text:p>0.0273932461</text:p>
          </table:table-cell>
          <table:table-cell office:value-type="float" office:value="0.0277485642862" calcext:value-type="float">
            <text:p>0.0277485643</text:p>
          </table:table-cell>
          <table:table-cell office:value-type="float" office:value="-0.0003553181862" calcext:value-type="float">
            <text:p>-0.0003553182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2.5395822525" calcext:value-type="float">
            <text:p>2.5395822525</text:p>
          </table:table-cell>
          <table:table-cell office:value-type="float" office:value="2.55211631565" calcext:value-type="float">
            <text:p>2.5521163157</text:p>
          </table:table-cell>
          <table:table-cell office:value-type="float" office:value="-0.0125340631500004" calcext:value-type="float">
            <text:p>-0.0125340632</text:p>
          </table:table-cell>
          <table:table-cell office:value-type="float" office:value="0.0398949422" calcext:value-type="float">
            <text:p>0.0398949422</text:p>
          </table:table-cell>
          <table:table-cell office:value-type="float" office:value="0.0404654356526" calcext:value-type="float">
            <text:p>0.0404654357</text:p>
          </table:table-cell>
          <table:table-cell office:value-type="float" office:value="-0.000570493452600004" calcext:value-type="float">
            <text:p>-0.0005704935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2.8993000984" calcext:value-type="float">
            <text:p>2.8993000984</text:p>
          </table:table-cell>
          <table:table-cell office:value-type="float" office:value="2.91648929657" calcext:value-type="float">
            <text:p>2.9164892966</text:p>
          </table:table-cell>
          <table:table-cell office:value-type="float" office:value="-0.0171891981700001" calcext:value-type="float">
            <text:p>-0.0171891982</text:p>
          </table:table-cell>
          <table:table-cell office:value-type="float" office:value="0.0551632009" calcext:value-type="float">
            <text:p>0.0551632009</text:p>
          </table:table-cell>
          <table:table-cell office:value-type="float" office:value="0.0554934087091" calcext:value-type="float">
            <text:p>0.0554934087</text:p>
          </table:table-cell>
          <table:table-cell office:value-type="float" office:value="-0.000330207809100001" calcext:value-type="float">
            <text:p>-0.0003302078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127" calcext:value-type="float">
            <text:p>-127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173913042999999" calcext:value-type="float">
            <text:p>0.173913043</text:p>
          </table:table-cell>
          <table:table-cell office:value-type="float" office:value="3.2789256573" calcext:value-type="float">
            <text:p>3.2789256573</text:p>
          </table:table-cell>
          <table:table-cell office:value-type="float" office:value="3.28076453484" calcext:value-type="float">
            <text:p>3.2807645348</text:p>
          </table:table-cell>
          <table:table-cell office:value-type="float" office:value="-0.00183887754000001" calcext:value-type="float">
            <text:p>-0.0018388775</text:p>
          </table:table-cell>
          <table:table-cell office:value-type="float" office:value="0.0726915225" calcext:value-type="float">
            <text:p>0.0726915225</text:p>
          </table:table-cell>
          <table:table-cell office:value-type="float" office:value="0.0728319255626" calcext:value-type="float">
            <text:p>0.0728319256</text:p>
          </table:table-cell>
          <table:table-cell office:value-type="float" office:value="-0.000140403062600006" calcext:value-type="float">
            <text:p>-0.0001404031</text:p>
          </table:table-cell>
          <table:table-cell office:value-type="float" office:value="-0.0443313606" calcext:value-type="float">
            <text:p>-0.0443313606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0.0000607095050999956" calcext:value-type="float">
            <text:p>6.0709505099995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145" calcext:value-type="float">
            <text:p>-145</text:p>
          </table:table-cell>
          <table:table-cell office:value-type="float" office:value="-145.341614907" calcext:value-type="float">
            <text:p>-145.341614907</text:p>
          </table:table-cell>
          <table:table-cell office:value-type="float" office:value="0.341614907000007" calcext:value-type="float">
            <text:p>0.341614907</text:p>
          </table:table-cell>
          <table:table-cell office:value-type="float" office:value="3.6384458542" calcext:value-type="float">
            <text:p>3.6384458542</text:p>
          </table:table-cell>
          <table:table-cell office:value-type="float" office:value="3.64492737928" calcext:value-type="float">
            <text:p>3.6449273793</text:p>
          </table:table-cell>
          <table:table-cell office:value-type="float" office:value="-0.00648152507999988" calcext:value-type="float">
            <text:p>-0.0064815251</text:p>
          </table:table-cell>
          <table:table-cell office:value-type="float" office:value="0.0920988098" calcext:value-type="float">
            <text:p>0.0920988098</text:p>
          </table:table-cell>
          <table:table-cell office:value-type="float" office:value="0.0924803353924" calcext:value-type="float">
            <text:p>0.0924803354</text:p>
          </table:table-cell>
          <table:table-cell office:value-type="float" office:value="-0.000381525592399998" calcext:value-type="float">
            <text:p>-0.0003815256</text:p>
          </table:table-cell>
          <table:table-cell office:value-type="float" office:value="-0.050614547" calcext:value-type="float">
            <text:p>-0.050614547</text:p>
          </table:table-cell>
          <table:table-cell office:value-type="float" office:value="-0.0507337944058" calcext:value-type="float">
            <text:p>-0.0507337944</text:p>
          </table:table-cell>
          <table:table-cell office:value-type="float" office:value="0.000119247405800001" calcext:value-type="float">
            <text:p>0.00011924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464914729199997" calcext:value-type="float">
            <text:p>-0.4649147292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0.7199810147" calcext:value-type="float">
            <text:p>0.7199810147</text:p>
          </table:table-cell>
          <table:table-cell office:value-type="float" office:value="0.729278741054" calcext:value-type="float">
            <text:p>0.7292787411</text:p>
          </table:table-cell>
          <table:table-cell office:value-type="float" office:value="-0.00929772635400006" calcext:value-type="float">
            <text:p>-0.0092977264</text:p>
          </table:table-cell>
          <table:table-cell office:value-type="float" office:value="-0.0045238333" calcext:value-type="float">
            <text:p>-0.0045238333</text:p>
          </table:table-cell>
          <table:table-cell office:value-type="float" office:value="-0.00462494671552" calcext:value-type="float">
            <text:p>-0.0046249467</text:p>
          </table:table-cell>
          <table:table-cell office:value-type="float" office:value="0.000101113415519999" calcext:value-type="float">
            <text:p>0.0001011134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1.0799927711" calcext:value-type="float">
            <text:p>1.0799927711</text:p>
          </table:table-cell>
          <table:table-cell office:value-type="float" office:value="1.09394010926" calcext:value-type="float">
            <text:p>1.0939401093</text:p>
          </table:table-cell>
          <table:table-cell office:value-type="float" office:value="-0.0139473381600002" calcext:value-type="float">
            <text:p>-0.0139473382</text:p>
          </table:table-cell>
          <table:table-cell office:value-type="float" office:value="-0.0033929085" calcext:value-type="float">
            <text:p>-0.0033929085</text:p>
          </table:table-cell>
          <table:table-cell office:value-type="float" office:value="-0.00346874491256" calcext:value-type="float">
            <text:p>-0.0034687449</text:p>
          </table:table-cell>
          <table:table-cell office:value-type="float" office:value="0.0000758364125599997" calcext:value-type="float">
            <text:p>7.58364125599997E-05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9999938" calcext:value-type="float">
            <text:p>1.439999938</text:p>
          </table:table-cell>
          <table:table-cell office:value-type="float" office:value="1.45859658917" calcext:value-type="float">
            <text:p>1.4585965892</text:p>
          </table:table-cell>
          <table:table-cell office:value-type="float" office:value="-0.01859665117" calcext:value-type="float">
            <text:p>-0.01859665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1.8199880123" calcext:value-type="float">
            <text:p>1.8199880123</text:p>
          </table:table-cell>
          <table:table-cell office:value-type="float" office:value="1.82323351543" calcext:value-type="float">
            <text:p>1.8232335154</text:p>
          </table:table-cell>
          <table:table-cell office:value-type="float" office:value="-0.00324550312999983" calcext:value-type="float">
            <text:p>-0.0032455031</text:p>
          </table:table-cell>
          <table:table-cell office:value-type="float" office:value="0.0057176794" calcext:value-type="float">
            <text:p>0.0057176794</text:p>
          </table:table-cell>
          <table:table-cell office:value-type="float" office:value="0.00578124152093" calcext:value-type="float">
            <text:p>0.0057812415</text:p>
          </table:table-cell>
          <table:table-cell office:value-type="float" office:value="-0.00006356212093" calcext:value-type="float">
            <text:p>-6.356212093E-05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2.1799426079" calcext:value-type="float">
            <text:p>2.1799426079</text:p>
          </table:table-cell>
          <table:table-cell office:value-type="float" office:value="2.18783622316" calcext:value-type="float">
            <text:p>2.1878362232</text:p>
          </table:table-cell>
          <table:table-cell office:value-type="float" office:value="-0.00789361525999999" calcext:value-type="float">
            <text:p>-0.0078936153</text:p>
          </table:table-cell>
          <table:table-cell office:value-type="float" office:value="0.0136971632" calcext:value-type="float">
            <text:p>0.0136971632</text:p>
          </table:table-cell>
          <table:table-cell office:value-type="float" office:value="0.0138748401466" calcext:value-type="float">
            <text:p>0.0138748401</text:p>
          </table:table-cell>
          <table:table-cell office:value-type="float" office:value="-0.000177676946600001" calcext:value-type="float">
            <text:p>-0.0001776769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2.5398495197" calcext:value-type="float">
            <text:p>2.5398495197</text:p>
          </table:table-cell>
          <table:table-cell office:value-type="float" office:value="2.55239004855" calcext:value-type="float">
            <text:p>2.5523900486</text:p>
          </table:table-cell>
          <table:table-cell office:value-type="float" office:value="-0.0125405288499998" calcext:value-type="float">
            <text:p>-0.0125405288</text:p>
          </table:table-cell>
          <table:table-cell office:value-type="float" office:value="0.0239382256" calcext:value-type="float">
            <text:p>0.0239382256</text:p>
          </table:table-cell>
          <table:table-cell office:value-type="float" office:value="0.0242805633752" calcext:value-type="float">
            <text:p>0.0242805634</text:p>
          </table:table-cell>
          <table:table-cell office:value-type="float" office:value="-0.000342337775199999" calcext:value-type="float">
            <text:p>-0.0003423378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2.8996946812" calcext:value-type="float">
            <text:p>2.8996946812</text:p>
          </table:table-cell>
          <table:table-cell office:value-type="float" office:value="2.91688032941" calcext:value-type="float">
            <text:p>2.9168803294</text:p>
          </table:table-cell>
          <table:table-cell office:value-type="float" office:value="-0.0171856482099999" calcext:value-type="float">
            <text:p>-0.0171856482</text:p>
          </table:table-cell>
          <table:table-cell office:value-type="float" office:value="0.0364405513" calcext:value-type="float">
            <text:p>0.0364405513</text:p>
          </table:table-cell>
          <table:table-cell office:value-type="float" office:value="0.036998085715" calcext:value-type="float">
            <text:p>0.0369980857</text:p>
          </table:table-cell>
          <table:table-cell office:value-type="float" office:value="-0.000557534414999998" calcext:value-type="float">
            <text:p>-0.0005575344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3.2794604301" calcext:value-type="float">
            <text:p>3.2794604301</text:p>
          </table:table-cell>
          <table:table-cell office:value-type="float" office:value="3.28129240583" calcext:value-type="float">
            <text:p>3.2812924058</text:p>
          </table:table-cell>
          <table:table-cell office:value-type="float" office:value="-0.00183197573000005" calcext:value-type="float">
            <text:p>-0.0018319757</text:p>
          </table:table-cell>
          <table:table-cell office:value-type="float" office:value="0.0515178777" calcext:value-type="float">
            <text:p>0.0515178777</text:p>
          </table:table-cell>
          <table:table-cell office:value-type="float" office:value="0.0520269886962" calcext:value-type="float">
            <text:p>0.0520269887</text:p>
          </table:table-cell>
          <table:table-cell office:value-type="float" office:value="-0.000509110996199998" calcext:value-type="float">
            <text:p>-0.000509111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3.6391217709" calcext:value-type="float">
            <text:p>3.6391217709</text:p>
          </table:table-cell>
          <table:table-cell office:value-type="float" office:value="3.64561162071" calcext:value-type="float">
            <text:p>3.6456116207</text:p>
          </table:table-cell>
          <table:table-cell office:value-type="float" office:value="-0.00648984980999989" calcext:value-type="float">
            <text:p>-0.0064898498</text:p>
          </table:table-cell>
          <table:table-cell office:value-type="float" office:value="0.0692393258" calcext:value-type="float">
            <text:p>0.0692393258</text:p>
          </table:table-cell>
          <table:table-cell office:value-type="float" office:value="0.0693667608864" calcext:value-type="float">
            <text:p>0.0693667609</text:p>
          </table:table-cell>
          <table:table-cell office:value-type="float" office:value="-0.000127435086399993" calcext:value-type="float">
            <text:p>-0.0001274351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127" calcext:value-type="float">
            <text:p>-127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173913042999999" calcext:value-type="float">
            <text:p>0.173913043</text:p>
          </table:table-cell>
          <table:table-cell office:value-type="float" office:value="3.9986898899" calcext:value-type="float">
            <text:p>3.9986898899</text:p>
          </table:table-cell>
          <table:table-cell office:value-type="float" office:value="4.00982332037" calcext:value-type="float">
            <text:p>4.0098233204</text:p>
          </table:table-cell>
          <table:table-cell office:value-type="float" office:value="-0.0111334304699997" calcext:value-type="float">
            <text:p>-0.0111334305</text:p>
          </table:table-cell>
          <table:table-cell office:value-type="float" office:value="0.0886482" calcext:value-type="float">
            <text:p>0.0886482</text:p>
          </table:table-cell>
          <table:table-cell office:value-type="float" office:value="0.0890167979099" calcext:value-type="float">
            <text:p>0.0890167979</text:p>
          </table:table-cell>
          <table:table-cell office:value-type="float" office:value="-0.000368597909900001" calcext:value-type="float">
            <text:p>-0.0003685979</text:p>
          </table:table-cell>
          <table:table-cell office:value-type="float" office:value="-0.0443313606" calcext:value-type="float">
            <text:p>-0.0443313606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0.0000607095050999956" calcext:value-type="float">
            <text:p>6.07095050999956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-0.697372093799999" calcext:value-type="float">
            <text:p>-0.6973720938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1.0799360275" calcext:value-type="float">
            <text:p>1.0799360275</text:p>
          </table:table-cell>
          <table:table-cell office:value-type="float" office:value="1.09388144938" calcext:value-type="float">
            <text:p>1.0938814494</text:p>
          </table:table-cell>
          <table:table-cell office:value-type="float" office:value="-0.0139454218799999" calcext:value-type="float">
            <text:p>-0.0139454219</text:p>
          </table:table-cell>
          <table:table-cell office:value-type="float" office:value="-0.0101784579" calcext:value-type="float">
            <text:p>-0.0101784579</text:p>
          </table:table-cell>
          <table:table-cell office:value-type="float" office:value="-0.0104059557322" calcext:value-type="float">
            <text:p>-0.0104059557</text:p>
          </table:table-cell>
          <table:table-cell office:value-type="float" office:value="0.0002274978322" calcext:value-type="float">
            <text:p>0.0002274978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1.4399620295" calcext:value-type="float">
            <text:p>1.4399620295</text:p>
          </table:table-cell>
          <table:table-cell office:value-type="float" office:value="1.45855748211" calcext:value-type="float">
            <text:p>1.4585574821</text:p>
          </table:table-cell>
          <table:table-cell office:value-type="float" office:value="-0.0185954526100001" calcext:value-type="float">
            <text:p>-0.0185954526</text:p>
          </table:table-cell>
          <table:table-cell office:value-type="float" office:value="-0.0090476666" calcext:value-type="float">
            <text:p>-0.0090476666</text:p>
          </table:table-cell>
          <table:table-cell office:value-type="float" office:value="-0.00924989343105" calcext:value-type="float">
            <text:p>-0.0092498934</text:p>
          </table:table-cell>
          <table:table-cell office:value-type="float" office:value="0.000202226831049999" calcext:value-type="float">
            <text:p>0.0002022268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1.8199880123" calcext:value-type="float">
            <text:p>1.8199880123</text:p>
          </table:table-cell>
          <table:table-cell office:value-type="float" office:value="1.82323351543" calcext:value-type="float">
            <text:p>1.8232335154</text:p>
          </table:table-cell>
          <table:table-cell office:value-type="float" office:value="-0.00324550312999983" calcext:value-type="float">
            <text:p>-0.0032455031</text:p>
          </table:table-cell>
          <table:table-cell office:value-type="float" office:value="-0.0057176794" calcext:value-type="float">
            <text:p>-0.0057176794</text:p>
          </table:table-cell>
          <table:table-cell office:value-type="float" office:value="-0.00578124152093" calcext:value-type="float">
            <text:p>-0.0057812415</text:p>
          </table:table-cell>
          <table:table-cell office:value-type="float" office:value="0.00006356212093" calcext:value-type="float">
            <text:p>6.356212093E-05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0000668" calcext:value-type="float">
            <text:p>2.1800000668</text:p>
          </table:table-cell>
          <table:table-cell office:value-type="float" office:value="2.18789488375" calcext:value-type="float">
            <text:p>2.1878948838</text:p>
          </table:table-cell>
          <table:table-cell office:value-type="float" office:value="-0.00789481694999994" calcext:value-type="float">
            <text:p>-0.00789481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2.5399832726" calcext:value-type="float">
            <text:p>2.5399832726</text:p>
          </table:table-cell>
          <table:table-cell office:value-type="float" office:value="2.5525269216" calcext:value-type="float">
            <text:p>2.5525269216</text:p>
          </table:table-cell>
          <table:table-cell office:value-type="float" office:value="-0.0125436490000004" calcext:value-type="float">
            <text:p>-0.012543649</text:p>
          </table:table-cell>
          <table:table-cell office:value-type="float" office:value="0.0079796184" calcext:value-type="float">
            <text:p>0.0079796184</text:p>
          </table:table-cell>
          <table:table-cell office:value-type="float" office:value="0.0080937381293" calcext:value-type="float">
            <text:p>0.0080937381</text:p>
          </table:table-cell>
          <table:table-cell office:value-type="float" office:value="-0.0001141197293" calcext:value-type="float">
            <text:p>-0.0001141197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2.899923563" calcext:value-type="float">
            <text:p>2.899923563</text:p>
          </table:table-cell>
          <table:table-cell office:value-type="float" office:value="2.91711496422" calcext:value-type="float">
            <text:p>2.9171149642</text:p>
          </table:table-cell>
          <table:table-cell office:value-type="float" office:value="-0.0171914012199999" calcext:value-type="float">
            <text:p>-0.0171914012</text:p>
          </table:table-cell>
          <table:table-cell office:value-type="float" office:value="0.0182209965" calcext:value-type="float">
            <text:p>0.0182209965</text:p>
          </table:table-cell>
          <table:table-cell office:value-type="float" office:value="0.0184997868621" calcext:value-type="float">
            <text:p>0.0184997869</text:p>
          </table:table-cell>
          <table:table-cell office:value-type="float" office:value="-0.0002787903621" calcext:value-type="float">
            <text:p>-0.0002787904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3.2798056602" calcext:value-type="float">
            <text:p>3.2798056602</text:p>
          </table:table-cell>
          <table:table-cell office:value-type="float" office:value="3.28164434813" calcext:value-type="float">
            <text:p>3.2816443481</text:p>
          </table:table-cell>
          <table:table-cell office:value-type="float" office:value="-0.00183868792999986" calcext:value-type="float">
            <text:p>-0.0018386879</text:p>
          </table:table-cell>
          <table:table-cell office:value-type="float" office:value="0.0309123546" calcext:value-type="float">
            <text:p>0.0309123546</text:p>
          </table:table-cell>
          <table:table-cell office:value-type="float" office:value="0.0312178671966" calcext:value-type="float">
            <text:p>0.0312178672</text:p>
          </table:table-cell>
          <table:table-cell office:value-type="float" office:value="-0.000305512596599999" calcext:value-type="float">
            <text:p>-0.0003055126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3.6396167278" calcext:value-type="float">
            <text:p>3.6396167278</text:p>
          </table:table-cell>
          <table:table-cell office:value-type="float" office:value="3.64610041176" calcext:value-type="float">
            <text:p>3.6461004118</text:p>
          </table:table-cell>
          <table:table-cell office:value-type="float" office:value="-0.00648368395999999" calcext:value-type="float">
            <text:p>-0.006483684</text:p>
          </table:table-cell>
          <table:table-cell office:value-type="float" office:value="0.0457391776" calcext:value-type="float">
            <text:p>0.0457391776</text:p>
          </table:table-cell>
          <table:table-cell office:value-type="float" office:value="0.0462476071437" calcext:value-type="float">
            <text:p>0.0462476071</text:p>
          </table:table-cell>
          <table:table-cell office:value-type="float" office:value="-0.000508429543699999" calcext:value-type="float">
            <text:p>-0.0005084295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3.9993419647" calcext:value-type="float">
            <text:p>3.9993419647</text:p>
          </table:table-cell>
          <table:table-cell office:value-type="float" office:value="4.01046849602" calcext:value-type="float">
            <text:p>4.010468496</text:p>
          </table:table-cell>
          <table:table-cell office:value-type="float" office:value="-0.0111265313199995" calcext:value-type="float">
            <text:p>-0.0111265313</text:p>
          </table:table-cell>
          <table:table-cell office:value-type="float" office:value="0.0628266782" calcext:value-type="float">
            <text:p>0.0628266782</text:p>
          </table:table-cell>
          <table:table-cell office:value-type="float" office:value="0.0635885417398" calcext:value-type="float">
            <text:p>0.0635885417</text:p>
          </table:table-cell>
          <table:table-cell office:value-type="float" office:value="-0.000761863539799998" calcext:value-type="float">
            <text:p>-0.0007618635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-109" calcext:value-type="float">
            <text:p>-109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621117999999399" calcext:value-type="float">
            <text:p>0.00621118</text:p>
          </table:table-cell>
          <table:table-cell office:value-type="float" office:value="4.3589482307" calcext:value-type="float">
            <text:p>4.3589482307</text:p>
          </table:table-cell>
          <table:table-cell office:value-type="float" office:value="4.37473394485" calcext:value-type="float">
            <text:p>4.3747339449</text:p>
          </table:table-cell>
          <table:table-cell office:value-type="float" office:value="-0.0157857141499997" calcext:value-type="float">
            <text:p>-0.0157857141</text:p>
          </table:table-cell>
          <table:table-cell office:value-type="float" office:value="0.0829350278" calcext:value-type="float">
            <text:p>0.0829350278</text:p>
          </table:table-cell>
          <table:table-cell office:value-type="float" office:value="0.0832401130636" calcext:value-type="float">
            <text:p>0.0832401131</text:p>
          </table:table-cell>
          <table:table-cell office:value-type="float" office:value="-0.0003050852636" calcext:value-type="float">
            <text:p>-0.0003050853</text:p>
          </table:table-cell>
          <table:table-cell office:value-type="float" office:value="-0.038048178" calcext:value-type="float">
            <text:p>-0.038048178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216780429999897" calcext:value-type="float">
            <text:p>2.16780429999897E-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929829458300006" calcext:value-type="float">
            <text:p>-0.9298294583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1.4398483038" calcext:value-type="float">
            <text:p>1.4398483038</text:p>
          </table:table-cell>
          <table:table-cell office:value-type="float" office:value="1.45844016471" calcext:value-type="float">
            <text:p>1.4584401647</text:p>
          </table:table-cell>
          <table:table-cell office:value-type="float" office:value="-0.01859186091" calcext:value-type="float">
            <text:p>-0.0185918609</text:p>
          </table:table-cell>
          <table:table-cell office:value-type="float" office:value="-0.0180946197" calcext:value-type="float">
            <text:p>-0.0180946197</text:p>
          </table:table-cell>
          <table:table-cell office:value-type="float" office:value="-0.0184990428575" calcext:value-type="float">
            <text:p>-0.0184990429</text:p>
          </table:table-cell>
          <table:table-cell office:value-type="float" office:value="0.000404423157499997" calcext:value-type="float">
            <text:p>0.0004044232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1.819892168" calcext:value-type="float">
            <text:p>1.819892168</text:p>
          </table:table-cell>
          <table:table-cell office:value-type="float" office:value="1.82313574896" calcext:value-type="float">
            <text:p>1.823135749</text:p>
          </table:table-cell>
          <table:table-cell office:value-type="float" office:value="-0.00324358095999999" calcext:value-type="float">
            <text:p>-0.003243581</text:p>
          </table:table-cell>
          <table:table-cell office:value-type="float" office:value="-0.017152587" calcext:value-type="float">
            <text:p>-0.017152587</text:p>
          </table:table-cell>
          <table:table-cell office:value-type="float" office:value="-0.0173432595537" calcext:value-type="float">
            <text:p>-0.0173432596</text:p>
          </table:table-cell>
          <table:table-cell office:value-type="float" office:value="0.000190672553699998" calcext:value-type="float">
            <text:p>0.0001906726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2.1799426079" calcext:value-type="float">
            <text:p>2.1799426079</text:p>
          </table:table-cell>
          <table:table-cell office:value-type="float" office:value="2.18783622316" calcext:value-type="float">
            <text:p>2.1878362232</text:p>
          </table:table-cell>
          <table:table-cell office:value-type="float" office:value="-0.00789361525999999" calcext:value-type="float">
            <text:p>-0.0078936153</text:p>
          </table:table-cell>
          <table:table-cell office:value-type="float" office:value="-0.0136971632" calcext:value-type="float">
            <text:p>-0.0136971632</text:p>
          </table:table-cell>
          <table:table-cell office:value-type="float" office:value="-0.0138748401466" calcext:value-type="float">
            <text:p>-0.0138748401</text:p>
          </table:table-cell>
          <table:table-cell office:value-type="float" office:value="0.000177676946600001" calcext:value-type="float">
            <text:p>0.0001776769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2.5399832726" calcext:value-type="float">
            <text:p>2.5399832726</text:p>
          </table:table-cell>
          <table:table-cell office:value-type="float" office:value="2.5525269216" calcext:value-type="float">
            <text:p>2.5525269216</text:p>
          </table:table-cell>
          <table:table-cell office:value-type="float" office:value="-0.0125436490000004" calcext:value-type="float">
            <text:p>-0.012543649</text:p>
          </table:table-cell>
          <table:table-cell office:value-type="float" office:value="-0.0079796184" calcext:value-type="float">
            <text:p>-0.0079796184</text:p>
          </table:table-cell>
          <table:table-cell office:value-type="float" office:value="-0.0080937381293" calcext:value-type="float">
            <text:p>-0.0080937381</text:p>
          </table:table-cell>
          <table:table-cell office:value-type="float" office:value="0.0001141197293" calcext:value-type="float">
            <text:p>0.0001141197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999998569" calcext:value-type="float">
            <text:p>2.8999998569</text:p>
          </table:table-cell>
          <table:table-cell office:value-type="float" office:value="2.91719317833" calcext:value-type="float">
            <text:p>2.9171931783</text:p>
          </table:table-cell>
          <table:table-cell office:value-type="float" office:value="-0.0171933214299997" calcext:value-type="float">
            <text:p>-0.01719332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3.2799782753" calcext:value-type="float">
            <text:p>3.2799782753</text:p>
          </table:table-cell>
          <table:table-cell office:value-type="float" office:value="3.28182032777" calcext:value-type="float">
            <text:p>3.2818203278</text:p>
          </table:table-cell>
          <table:table-cell office:value-type="float" office:value="-0.00184205247000024" calcext:value-type="float">
            <text:p>-0.0018420525</text:p>
          </table:table-cell>
          <table:table-cell office:value-type="float" office:value="0.0103043895" calcext:value-type="float">
            <text:p>0.0103043895</text:p>
          </table:table-cell>
          <table:table-cell office:value-type="float" office:value="0.0104062347377" calcext:value-type="float">
            <text:p>0.0104062347</text:p>
          </table:table-cell>
          <table:table-cell office:value-type="float" office:value="-0.0001018452377" calcext:value-type="float">
            <text:p>-0.0001018452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3.6399040222" calcext:value-type="float">
            <text:p>3.6399040222</text:p>
          </table:table-cell>
          <table:table-cell office:value-type="float" office:value="3.64639370527" calcext:value-type="float">
            <text:p>3.6463937053</text:p>
          </table:table-cell>
          <table:table-cell office:value-type="float" office:value="-0.00648968306999986" calcext:value-type="float">
            <text:p>-0.0064896831</text:p>
          </table:table-cell>
          <table:table-cell office:value-type="float" office:value="0.0228704922" calcext:value-type="float">
            <text:p>0.0228704922</text:p>
          </table:table-cell>
          <table:table-cell office:value-type="float" office:value="0.0231247335776" calcext:value-type="float">
            <text:p>0.0231247336</text:p>
          </table:table-cell>
          <table:table-cell office:value-type="float" office:value="-0.000254241377600002" calcext:value-type="float">
            <text:p>-0.0002542414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3.9997632504" calcext:value-type="float">
            <text:p>3.9997632504</text:p>
          </table:table-cell>
          <table:table-cell office:value-type="float" office:value="4.01089864771" calcext:value-type="float">
            <text:p>4.0108986477</text:p>
          </table:table-cell>
          <table:table-cell office:value-type="float" office:value="-0.0111353973100004" calcext:value-type="float">
            <text:p>-0.0111353973</text:p>
          </table:table-cell>
          <table:table-cell office:value-type="float" office:value="0.0376979932" calcext:value-type="float">
            <text:p>0.0376979932</text:p>
          </table:table-cell>
          <table:table-cell office:value-type="float" office:value="0.0381551710181" calcext:value-type="float">
            <text:p>0.038155171</text:p>
          </table:table-cell>
          <table:table-cell office:value-type="float" office:value="-0.0004571778181" calcext:value-type="float">
            <text:p>-0.0004571778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4.3595409393" calcext:value-type="float">
            <text:p>4.3595409393</text:p>
          </table:table-cell>
          <table:table-cell office:value-type="float" office:value="4.37532049412" calcext:value-type="float">
            <text:p>4.3753204941</text:p>
          </table:table-cell>
          <table:table-cell office:value-type="float" office:value="-0.0157795548199999" calcext:value-type="float">
            <text:p>-0.0157795548</text:p>
          </table:table-cell>
          <table:table-cell office:value-type="float" office:value="0.0547864921" calcext:value-type="float">
            <text:p>0.0547864921</text:p>
          </table:table-cell>
          <table:table-cell office:value-type="float" office:value="0.0554971285725" calcext:value-type="float">
            <text:p>0.0554971286</text:p>
          </table:table-cell>
          <table:table-cell office:value-type="float" office:value="-0.000710636472499998" calcext:value-type="float">
            <text:p>-0.0007106365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-90" calcext:value-type="float">
            <text:p>-90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8385093168" calcext:value-type="float">
            <text:p>0.8385093168</text:p>
          </table:table-cell>
          <table:table-cell office:value-type="float" office:value="4.7392201424" calcext:value-type="float">
            <text:p>4.7392201424</text:p>
          </table:table-cell>
          <table:table-cell office:value-type="float" office:value="4.7396445862" calcext:value-type="float">
            <text:p>4.7396445862</text:p>
          </table:table-cell>
          <table:table-cell office:value-type="float" office:value="-0.000424443800000063" calcext:value-type="float">
            <text:p>-0.0004244438</text:p>
          </table:table-cell>
          <table:table-cell office:value-type="float" office:value="0.0744496137" calcext:value-type="float">
            <text:p>0.0744496137</text:p>
          </table:table-cell>
          <table:table-cell office:value-type="float" office:value="0.0751500947834" calcext:value-type="float">
            <text:p>0.0751500948</text:p>
          </table:table-cell>
          <table:table-cell office:value-type="float" office:value="-0.000700481083399998" calcext:value-type="float">
            <text:p>-0.0007004811</text:p>
          </table:table-cell>
          <table:table-cell office:value-type="float" office:value="-0.0314159244" calcext:value-type="float">
            <text:p>-0.0314159244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292697103599998" calcext:value-type="float">
            <text:p>0.0002926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162286822900001" calcext:value-type="float">
            <text:p>-0.1622868229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1.8197005987" calcext:value-type="float">
            <text:p>1.8197005987</text:p>
          </table:table-cell>
          <table:table-cell office:value-type="float" office:value="1.82294022546" calcext:value-type="float">
            <text:p>1.8229402255</text:p>
          </table:table-cell>
          <table:table-cell office:value-type="float" office:value="-0.00323962676000011" calcext:value-type="float">
            <text:p>-0.0032396268</text:p>
          </table:table-cell>
          <table:table-cell office:value-type="float" office:value="-0.028586138" calcext:value-type="float">
            <text:p>-0.028586138</text:p>
          </table:table-cell>
          <table:table-cell office:value-type="float" office:value="-0.028903882609" calcext:value-type="float">
            <text:p>-0.0289038826</text:p>
          </table:table-cell>
          <table:table-cell office:value-type="float" office:value="0.000317744608999998" calcext:value-type="float">
            <text:p>0.0003177446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2.1797704697" calcext:value-type="float">
            <text:p>2.1797704697</text:p>
          </table:table-cell>
          <table:table-cell office:value-type="float" office:value="2.18766024706" calcext:value-type="float">
            <text:p>2.1876602471</text:p>
          </table:table-cell>
          <table:table-cell office:value-type="float" office:value="-0.00788977735999996" calcext:value-type="float">
            <text:p>-0.0078897774</text:p>
          </table:table-cell>
          <table:table-cell office:value-type="float" office:value="-0.0273932461" calcext:value-type="float">
            <text:p>-0.0273932461</text:p>
          </table:table-cell>
          <table:table-cell office:value-type="float" office:value="-0.0277485642862" calcext:value-type="float">
            <text:p>-0.0277485643</text:p>
          </table:table-cell>
          <table:table-cell office:value-type="float" office:value="0.0003553181862" calcext:value-type="float">
            <text:p>0.0003553182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2.5398495197" calcext:value-type="float">
            <text:p>2.5398495197</text:p>
          </table:table-cell>
          <table:table-cell office:value-type="float" office:value="2.55239004855" calcext:value-type="float">
            <text:p>2.5523900486</text:p>
          </table:table-cell>
          <table:table-cell office:value-type="float" office:value="-0.0125405288499998" calcext:value-type="float">
            <text:p>-0.0125405288</text:p>
          </table:table-cell>
          <table:table-cell office:value-type="float" office:value="-0.0239382256" calcext:value-type="float">
            <text:p>-0.0239382256</text:p>
          </table:table-cell>
          <table:table-cell office:value-type="float" office:value="-0.0242805633752" calcext:value-type="float">
            <text:p>-0.0242805634</text:p>
          </table:table-cell>
          <table:table-cell office:value-type="float" office:value="0.000342337775199999" calcext:value-type="float">
            <text:p>0.0003423378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2.899923563" calcext:value-type="float">
            <text:p>2.899923563</text:p>
          </table:table-cell>
          <table:table-cell office:value-type="float" office:value="2.91711496422" calcext:value-type="float">
            <text:p>2.9171149642</text:p>
          </table:table-cell>
          <table:table-cell office:value-type="float" office:value="-0.0171914012199999" calcext:value-type="float">
            <text:p>-0.0171914012</text:p>
          </table:table-cell>
          <table:table-cell office:value-type="float" office:value="-0.0182209965" calcext:value-type="float">
            <text:p>-0.0182209965</text:p>
          </table:table-cell>
          <table:table-cell office:value-type="float" office:value="-0.0184997868621" calcext:value-type="float">
            <text:p>-0.0184997869</text:p>
          </table:table-cell>
          <table:table-cell office:value-type="float" office:value="0.0002787903621" calcext:value-type="float">
            <text:p>0.0002787904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3.2799782753" calcext:value-type="float">
            <text:p>3.2799782753</text:p>
          </table:table-cell>
          <table:table-cell office:value-type="float" office:value="3.28182032777" calcext:value-type="float">
            <text:p>3.2818203278</text:p>
          </table:table-cell>
          <table:table-cell office:value-type="float" office:value="-0.00184205247000024" calcext:value-type="float">
            <text:p>-0.0018420525</text:p>
          </table:table-cell>
          <table:table-cell office:value-type="float" office:value="-0.0103043895" calcext:value-type="float">
            <text:p>-0.0103043895</text:p>
          </table:table-cell>
          <table:table-cell office:value-type="float" office:value="-0.0104062347377" calcext:value-type="float">
            <text:p>-0.0104062347</text:p>
          </table:table-cell>
          <table:table-cell office:value-type="float" office:value="0.0001018452377" calcext:value-type="float">
            <text:p>0.0001018452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99998665" calcext:value-type="float">
            <text:p>3.6399998665</text:p>
          </table:table-cell>
          <table:table-cell office:value-type="float" office:value="3.64649147292" calcext:value-type="float">
            <text:p>3.6464914729</text:p>
          </table:table-cell>
          <table:table-cell office:value-type="float" office:value="-0.00649160642000002" calcext:value-type="float">
            <text:p>-0.00649160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3.999973774" calcext:value-type="float">
            <text:p>3.999973774</text:p>
          </table:table-cell>
          <table:table-cell office:value-type="float" office:value="4.01111373394" calcext:value-type="float">
            <text:p>4.0111137339</text:p>
          </table:table-cell>
          <table:table-cell office:value-type="float" office:value="-0.0111399599400004" calcext:value-type="float">
            <text:p>-0.0111399599</text:p>
          </table:table-cell>
          <table:table-cell office:value-type="float" office:value="0.012566329" calcext:value-type="float">
            <text:p>0.012566329</text:p>
          </table:table-cell>
          <table:table-cell office:value-type="float" office:value="0.012718731346" calcext:value-type="float">
            <text:p>0.0127187313</text:p>
          </table:table-cell>
          <table:table-cell office:value-type="float" office:value="-0.000152402346000001" calcext:value-type="float">
            <text:p>-0.0001524023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4.3598852158" calcext:value-type="float">
            <text:p>4.3598852158</text:p>
          </table:table-cell>
          <table:table-cell office:value-type="float" office:value="4.37567244632" calcext:value-type="float">
            <text:p>4.3756724463</text:p>
          </table:table-cell>
          <table:table-cell office:value-type="float" office:value="-0.01578723052" calcext:value-type="float">
            <text:p>-0.0157872305</text:p>
          </table:table-cell>
          <table:table-cell office:value-type="float" office:value="0.0273943264" calcext:value-type="float">
            <text:p>0.0273943264</text:p>
          </table:table-cell>
          <table:table-cell office:value-type="float" office:value="0.0277496802931" calcext:value-type="float">
            <text:p>0.0277496803</text:p>
          </table:table-cell>
          <table:table-cell office:value-type="float" office:value="-0.000355353893100003" calcext:value-type="float">
            <text:p>-0.0003553539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4.739718914" calcext:value-type="float">
            <text:p>4.739718914</text:p>
          </table:table-cell>
          <table:table-cell office:value-type="float" office:value="4.7401529473" calcext:value-type="float">
            <text:p>4.7401529473</text:p>
          </table:table-cell>
          <table:table-cell office:value-type="float" office:value="-0.000434033300000358" calcext:value-type="float">
            <text:p>-0.0004340333</text:p>
          </table:table-cell>
          <table:table-cell office:value-type="float" office:value="0.0446721204" calcext:value-type="float">
            <text:p>0.0446721204</text:p>
          </table:table-cell>
          <table:table-cell office:value-type="float" office:value="0.0450924748396" calcext:value-type="float">
            <text:p>0.0450924748</text:p>
          </table:table-cell>
          <table:table-cell office:value-type="float" office:value="-0.0004203544396" calcext:value-type="float">
            <text:p>-0.0004203544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-72" calcext:value-type="float">
            <text:p>-72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670807453400002" calcext:value-type="float">
            <text:p>0.6708074534</text:p>
          </table:table-cell>
          <table:table-cell office:value-type="float" office:value="5.099462986" calcext:value-type="float">
            <text:p>5.099462986</text:p>
          </table:table-cell>
          <table:table-cell office:value-type="float" office:value="5.10454057647" calcext:value-type="float">
            <text:p>5.1045405765</text:p>
          </table:table-cell>
          <table:table-cell office:value-type="float" office:value="-0.00507759047" calcext:value-type="float">
            <text:p>-0.0050775905</text:p>
          </table:table-cell>
          <table:table-cell office:value-type="float" office:value="0.064085111" calcext:value-type="float">
            <text:p>0.064085111</text:p>
          </table:table-cell>
          <table:table-cell office:value-type="float" office:value="0.0647466500012" calcext:value-type="float">
            <text:p>0.06474665</text:p>
          </table:table-cell>
          <table:table-cell office:value-type="float" office:value="-0.000661539001200001" calcext:value-type="float">
            <text:p>-0.000661539</text:p>
          </table:table-cell>
          <table:table-cell office:value-type="float" office:value="-0.0251327399" calcext:value-type="float">
            <text:p>-0.0251327399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234157302900002" calcext:value-type="float">
            <text:p>0.00023415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-0.394744188000004" calcext:value-type="float">
            <text:p>-0.394744188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2.1794741154" calcext:value-type="float">
            <text:p>2.1794741154</text:p>
          </table:table-cell>
          <table:table-cell office:value-type="float" office:value="2.18736697242" calcext:value-type="float">
            <text:p>2.1873669724</text:p>
          </table:table-cell>
          <table:table-cell office:value-type="float" office:value="-0.00789285701999987" calcext:value-type="float">
            <text:p>-0.007892857</text:p>
          </table:table-cell>
          <table:table-cell office:value-type="float" office:value="-0.0414675139" calcext:value-type="float">
            <text:p>-0.0414675139</text:p>
          </table:table-cell>
          <table:table-cell office:value-type="float" office:value="-0.0416200565318" calcext:value-type="float">
            <text:p>-0.0416200565</text:p>
          </table:table-cell>
          <table:table-cell office:value-type="float" office:value="0.0001525426318" calcext:value-type="float">
            <text:p>0.0001525426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2.5395822525" calcext:value-type="float">
            <text:p>2.5395822525</text:p>
          </table:table-cell>
          <table:table-cell office:value-type="float" office:value="2.55211631565" calcext:value-type="float">
            <text:p>2.5521163157</text:p>
          </table:table-cell>
          <table:table-cell office:value-type="float" office:value="-0.0125340631500004" calcext:value-type="float">
            <text:p>-0.0125340632</text:p>
          </table:table-cell>
          <table:table-cell office:value-type="float" office:value="-0.0398949422" calcext:value-type="float">
            <text:p>-0.0398949422</text:p>
          </table:table-cell>
          <table:table-cell office:value-type="float" office:value="-0.0404654356526" calcext:value-type="float">
            <text:p>-0.0404654357</text:p>
          </table:table-cell>
          <table:table-cell office:value-type="float" office:value="0.000570493452600004" calcext:value-type="float">
            <text:p>0.0005704935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2.8996946812" calcext:value-type="float">
            <text:p>2.8996946812</text:p>
          </table:table-cell>
          <table:table-cell office:value-type="float" office:value="2.91688032941" calcext:value-type="float">
            <text:p>2.9168803294</text:p>
          </table:table-cell>
          <table:table-cell office:value-type="float" office:value="-0.0171856482099999" calcext:value-type="float">
            <text:p>-0.0171856482</text:p>
          </table:table-cell>
          <table:table-cell office:value-type="float" office:value="-0.0364405513" calcext:value-type="float">
            <text:p>-0.0364405513</text:p>
          </table:table-cell>
          <table:table-cell office:value-type="float" office:value="-0.036998085715" calcext:value-type="float">
            <text:p>-0.0369980857</text:p>
          </table:table-cell>
          <table:table-cell office:value-type="float" office:value="0.000557534414999998" calcext:value-type="float">
            <text:p>0.0005575344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3.2798056602" calcext:value-type="float">
            <text:p>3.2798056602</text:p>
          </table:table-cell>
          <table:table-cell office:value-type="float" office:value="3.28164434813" calcext:value-type="float">
            <text:p>3.2816443481</text:p>
          </table:table-cell>
          <table:table-cell office:value-type="float" office:value="-0.00183868792999986" calcext:value-type="float">
            <text:p>-0.0018386879</text:p>
          </table:table-cell>
          <table:table-cell office:value-type="float" office:value="-0.0309123546" calcext:value-type="float">
            <text:p>-0.0309123546</text:p>
          </table:table-cell>
          <table:table-cell office:value-type="float" office:value="-0.0312178671966" calcext:value-type="float">
            <text:p>-0.0312178672</text:p>
          </table:table-cell>
          <table:table-cell office:value-type="float" office:value="0.000305512596599999" calcext:value-type="float">
            <text:p>0.0003055126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3.6399040222" calcext:value-type="float">
            <text:p>3.6399040222</text:p>
          </table:table-cell>
          <table:table-cell office:value-type="float" office:value="3.64639370527" calcext:value-type="float">
            <text:p>3.6463937053</text:p>
          </table:table-cell>
          <table:table-cell office:value-type="float" office:value="-0.00648968306999986" calcext:value-type="float">
            <text:p>-0.0064896831</text:p>
          </table:table-cell>
          <table:table-cell office:value-type="float" office:value="-0.0228704922" calcext:value-type="float">
            <text:p>-0.0228704922</text:p>
          </table:table-cell>
          <table:table-cell office:value-type="float" office:value="-0.0231247335776" calcext:value-type="float">
            <text:p>-0.0231247336</text:p>
          </table:table-cell>
          <table:table-cell office:value-type="float" office:value="0.000254241377600002" calcext:value-type="float">
            <text:p>0.0002542414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3.999973774" calcext:value-type="float">
            <text:p>3.999973774</text:p>
          </table:table-cell>
          <table:table-cell office:value-type="float" office:value="4.01111373394" calcext:value-type="float">
            <text:p>4.0111137339</text:p>
          </table:table-cell>
          <table:table-cell office:value-type="float" office:value="-0.0111399599400004" calcext:value-type="float">
            <text:p>-0.0111399599</text:p>
          </table:table-cell>
          <table:table-cell office:value-type="float" office:value="-0.012566329" calcext:value-type="float">
            <text:p>-0.012566329</text:p>
          </table:table-cell>
          <table:table-cell office:value-type="float" office:value="-0.012718731346" calcext:value-type="float">
            <text:p>-0.0127187313</text:p>
          </table:table-cell>
          <table:table-cell office:value-type="float" office:value="0.000152402346000001" calcext:value-type="float">
            <text:p>0.0001524023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600001335" calcext:value-type="float">
            <text:p>4.3600001335</text:p>
          </table:table-cell>
          <table:table-cell office:value-type="float" office:value="4.3757897675" calcext:value-type="float">
            <text:p>4.3757897675</text:p>
          </table:table-cell>
          <table:table-cell office:value-type="float" office:value="-0.0157896339999999" calcext:value-type="float">
            <text:p>-0.0157896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4.7399687767" calcext:value-type="float">
            <text:p>4.7399687767</text:p>
          </table:table-cell>
          <table:table-cell office:value-type="float" office:value="4.74040714011" calcext:value-type="float">
            <text:p>4.7404071401</text:p>
          </table:table-cell>
          <table:table-cell office:value-type="float" office:value="-0.000438363410000697" calcext:value-type="float">
            <text:p>-0.0004383634</text:p>
          </table:table-cell>
          <table:table-cell office:value-type="float" office:value="0.0148910983" calcext:value-type="float">
            <text:p>0.0148910983</text:p>
          </table:table-cell>
          <table:table-cell office:value-type="float" office:value="0.0150312279544" calcext:value-type="float">
            <text:p>0.015031228</text:p>
          </table:table-cell>
          <table:table-cell office:value-type="float" office:value="-0.000140129654399999" calcext:value-type="float">
            <text:p>-0.0001401297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5.0998659134" calcext:value-type="float">
            <text:p>5.0998659134</text:p>
          </table:table-cell>
          <table:table-cell office:value-type="float" office:value="5.10495118738" calcext:value-type="float">
            <text:p>5.1049511874</text:p>
          </table:table-cell>
          <table:table-cell office:value-type="float" office:value="-0.00508527397999981" calcext:value-type="float">
            <text:p>-0.005085274</text:p>
          </table:table-cell>
          <table:table-cell office:value-type="float" office:value="0.0320438221" calcext:value-type="float">
            <text:p>0.0320438221</text:p>
          </table:table-cell>
          <table:table-cell office:value-type="float" office:value="0.0323746270087" calcext:value-type="float">
            <text:p>0.032374627</text:p>
          </table:table-cell>
          <table:table-cell office:value-type="float" office:value="-0.000330804908700001" calcext:value-type="float">
            <text:p>-0.0003308049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-54" calcext:value-type="float">
            <text:p>-54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503105590099999" calcext:value-type="float">
            <text:p>0.5031055901</text:p>
          </table:table-cell>
          <table:table-cell office:value-type="float" office:value="5.4596767426" calcext:value-type="float">
            <text:p>5.4596767426</text:p>
          </table:table-cell>
          <table:table-cell office:value-type="float" office:value="5.46940724688" calcext:value-type="float">
            <text:p>5.4694072469</text:p>
          </table:table-cell>
          <table:table-cell office:value-type="float" office:value="-0.00973050428000022" calcext:value-type="float">
            <text:p>-0.0097305043</text:p>
          </table:table-cell>
          <table:table-cell office:value-type="float" office:value="0.0514577627" calcext:value-type="float">
            <text:p>0.0514577627</text:p>
          </table:table-cell>
          <table:table-cell office:value-type="float" office:value="0.0520297786611" calcext:value-type="float">
            <text:p>0.0520297787</text:p>
          </table:table-cell>
          <table:table-cell office:value-type="float" office:value="-0.0005720159611" calcext:value-type="float">
            <text:p>-0.000572016</text:p>
          </table:table-cell>
          <table:table-cell office:value-type="float" office:value="-0.0188495554" calcext:value-type="float">
            <text:p>-0.0188495554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1756175022" calcext:value-type="float">
            <text:p>0.0001756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627201552000003" calcext:value-type="float">
            <text:p>-0.627201552</text:p>
          </table:table-cell>
          <table:table-cell office:value-type="float" office:value="127" calcext:value-type="float">
            <text:p>127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173913042999999" calcext:value-type="float">
            <text:p>-0.173913043</text:p>
          </table:table-cell>
          <table:table-cell office:value-type="float" office:value="2.5391681194" calcext:value-type="float">
            <text:p>2.5391681194</text:p>
          </table:table-cell>
          <table:table-cell office:value-type="float" office:value="2.55170574932" calcext:value-type="float">
            <text:p>2.5517057493</text:p>
          </table:table-cell>
          <table:table-cell office:value-type="float" office:value="-0.0125376299199997" calcext:value-type="float">
            <text:p>-0.0125376299</text:p>
          </table:table-cell>
          <table:table-cell office:value-type="float" office:value="-0.0562916063" calcext:value-type="float">
            <text:p>-0.0562916063</text:p>
          </table:table-cell>
          <table:table-cell office:value-type="float" office:value="-0.0566470532154" calcext:value-type="float">
            <text:p>-0.0566470532</text:p>
          </table:table-cell>
          <table:table-cell office:value-type="float" office:value="0.000355446915400001" calcext:value-type="float">
            <text:p>0.0003554469</text:p>
          </table:table-cell>
          <table:table-cell office:value-type="float" office:value="0.0443313606" calcext:value-type="float">
            <text:p>0.0443313606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-0.0000607095050999956" calcext:value-type="float">
            <text:p>-6.07095050999956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2.8993000984" calcext:value-type="float">
            <text:p>2.8993000984</text:p>
          </table:table-cell>
          <table:table-cell office:value-type="float" office:value="2.91648929657" calcext:value-type="float">
            <text:p>2.9164892966</text:p>
          </table:table-cell>
          <table:table-cell office:value-type="float" office:value="-0.0171891981700001" calcext:value-type="float">
            <text:p>-0.0171891982</text:p>
          </table:table-cell>
          <table:table-cell office:value-type="float" office:value="-0.0551632009" calcext:value-type="float">
            <text:p>-0.0551632009</text:p>
          </table:table-cell>
          <table:table-cell office:value-type="float" office:value="-0.0554934087091" calcext:value-type="float">
            <text:p>-0.0554934087</text:p>
          </table:table-cell>
          <table:table-cell office:value-type="float" office:value="0.000330207809100001" calcext:value-type="float">
            <text:p>0.0003302078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3.2794604301" calcext:value-type="float">
            <text:p>3.2794604301</text:p>
          </table:table-cell>
          <table:table-cell office:value-type="float" office:value="3.28129240583" calcext:value-type="float">
            <text:p>3.2812924058</text:p>
          </table:table-cell>
          <table:table-cell office:value-type="float" office:value="-0.00183197573000005" calcext:value-type="float">
            <text:p>-0.0018319757</text:p>
          </table:table-cell>
          <table:table-cell office:value-type="float" office:value="-0.0515178777" calcext:value-type="float">
            <text:p>-0.0515178777</text:p>
          </table:table-cell>
          <table:table-cell office:value-type="float" office:value="-0.0520269886962" calcext:value-type="float">
            <text:p>-0.0520269887</text:p>
          </table:table-cell>
          <table:table-cell office:value-type="float" office:value="0.000509110996199998" calcext:value-type="float">
            <text:p>0.000509111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3.6396167278" calcext:value-type="float">
            <text:p>3.6396167278</text:p>
          </table:table-cell>
          <table:table-cell office:value-type="float" office:value="3.64610041176" calcext:value-type="float">
            <text:p>3.6461004118</text:p>
          </table:table-cell>
          <table:table-cell office:value-type="float" office:value="-0.00648368395999999" calcext:value-type="float">
            <text:p>-0.006483684</text:p>
          </table:table-cell>
          <table:table-cell office:value-type="float" office:value="-0.0457391776" calcext:value-type="float">
            <text:p>-0.0457391776</text:p>
          </table:table-cell>
          <table:table-cell office:value-type="float" office:value="-0.0462476071437" calcext:value-type="float">
            <text:p>-0.0462476071</text:p>
          </table:table-cell>
          <table:table-cell office:value-type="float" office:value="0.000508429543699999" calcext:value-type="float">
            <text:p>0.0005084295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3.9997632504" calcext:value-type="float">
            <text:p>3.9997632504</text:p>
          </table:table-cell>
          <table:table-cell office:value-type="float" office:value="4.01089864771" calcext:value-type="float">
            <text:p>4.0108986477</text:p>
          </table:table-cell>
          <table:table-cell office:value-type="float" office:value="-0.0111353973100004" calcext:value-type="float">
            <text:p>-0.0111353973</text:p>
          </table:table-cell>
          <table:table-cell office:value-type="float" office:value="-0.0376979932" calcext:value-type="float">
            <text:p>-0.0376979932</text:p>
          </table:table-cell>
          <table:table-cell office:value-type="float" office:value="-0.0381551710181" calcext:value-type="float">
            <text:p>-0.038155171</text:p>
          </table:table-cell>
          <table:table-cell office:value-type="float" office:value="0.0004571778181" calcext:value-type="float">
            <text:p>0.0004571778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4.3598852158" calcext:value-type="float">
            <text:p>4.3598852158</text:p>
          </table:table-cell>
          <table:table-cell office:value-type="float" office:value="4.37567244632" calcext:value-type="float">
            <text:p>4.3756724463</text:p>
          </table:table-cell>
          <table:table-cell office:value-type="float" office:value="-0.01578723052" calcext:value-type="float">
            <text:p>-0.0157872305</text:p>
          </table:table-cell>
          <table:table-cell office:value-type="float" office:value="-0.0273943264" calcext:value-type="float">
            <text:p>-0.0273943264</text:p>
          </table:table-cell>
          <table:table-cell office:value-type="float" office:value="-0.0277496802931" calcext:value-type="float">
            <text:p>-0.0277496803</text:p>
          </table:table-cell>
          <table:table-cell office:value-type="float" office:value="0.000355353893100003" calcext:value-type="float">
            <text:p>0.0003553539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4.7399687767" calcext:value-type="float">
            <text:p>4.7399687767</text:p>
          </table:table-cell>
          <table:table-cell office:value-type="float" office:value="4.74040714011" calcext:value-type="float">
            <text:p>4.7404071401</text:p>
          </table:table-cell>
          <table:table-cell office:value-type="float" office:value="-0.000438363410000697" calcext:value-type="float">
            <text:p>-0.0004383634</text:p>
          </table:table-cell>
          <table:table-cell office:value-type="float" office:value="-0.0148910983" calcext:value-type="float">
            <text:p>-0.0148910983</text:p>
          </table:table-cell>
          <table:table-cell office:value-type="float" office:value="-0.0150312279544" calcext:value-type="float">
            <text:p>-0.015031228</text:p>
          </table:table-cell>
          <table:table-cell office:value-type="float" office:value="0.000140129654399999" calcext:value-type="float">
            <text:p>0.0001401297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999999046" calcext:value-type="float">
            <text:p>5.0999999046</text:p>
          </table:table-cell>
          <table:table-cell office:value-type="float" office:value="5.10508806208" calcext:value-type="float">
            <text:p>5.1050880621</text:p>
          </table:table-cell>
          <table:table-cell office:value-type="float" office:value="-0.00508815748000036" calcext:value-type="float">
            <text:p>-0.00508815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5.4599642754" calcext:value-type="float">
            <text:p>5.4599642754</text:p>
          </table:table-cell>
          <table:table-cell office:value-type="float" office:value="5.46970054629" calcext:value-type="float">
            <text:p>5.4697005463</text:p>
          </table:table-cell>
          <table:table-cell office:value-type="float" office:value="-0.0097362708900004" calcext:value-type="float">
            <text:p>-0.0097362709</text:p>
          </table:table-cell>
          <table:table-cell office:value-type="float" office:value="0.0171530396" calcext:value-type="float">
            <text:p>0.0171530396</text:p>
          </table:table-cell>
          <table:table-cell office:value-type="float" office:value="0.0173437245628" calcext:value-type="float">
            <text:p>0.0173437246</text:p>
          </table:table-cell>
          <table:table-cell office:value-type="float" office:value="-0.000190684962799999" calcext:value-type="float">
            <text:p>-0.000190685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719317832999991" calcext:value-type="float">
            <text:p>-0.719317833</text:p>
          </table:table-cell>
          <table:table-cell office:value-type="float" office:value="-36" calcext:value-type="float">
            <text:p>-36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335403726700001" calcext:value-type="float">
            <text:p>0.3354037267</text:p>
          </table:table-cell>
          <table:table-cell office:value-type="float" office:value="5.8198466301" calcext:value-type="float">
            <text:p>5.8198466301</text:p>
          </table:table-cell>
          <table:table-cell office:value-type="float" office:value="5.83422992843" calcext:value-type="float">
            <text:p>5.8342299284</text:p>
          </table:table-cell>
          <table:table-cell office:value-type="float" office:value="-0.0143832983300003" calcext:value-type="float">
            <text:p>-0.0143832983</text:p>
          </table:table-cell>
          <table:table-cell office:value-type="float" office:value="0.0365676545" calcext:value-type="float">
            <text:p>0.0365676545</text:p>
          </table:table-cell>
          <table:table-cell office:value-type="float" office:value="0.0369995737242" calcext:value-type="float">
            <text:p>0.0369995737</text:p>
          </table:table-cell>
          <table:table-cell office:value-type="float" office:value="-0.000431919224200002" calcext:value-type="float">
            <text:p>-0.0004319192</text:p>
          </table:table-cell>
          <table:table-cell office:value-type="float" office:value="-0.01256637" calcext:value-type="float">
            <text:p>-0.01256637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117078601399999" calcext:value-type="float">
            <text:p>0.00011707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85965891699999" calcext:value-type="float">
            <text:p>-0.859658917</text:p>
          </table:table-cell>
          <table:table-cell office:value-type="float" office:value="145" calcext:value-type="float">
            <text:p>145</text:p>
          </table:table-cell>
          <table:table-cell office:value-type="float" office:value="145.341614907" calcext:value-type="float">
            <text:p>145.341614907</text:p>
          </table:table-cell>
          <table:table-cell office:value-type="float" office:value="-0.341614907000007" calcext:value-type="float">
            <text:p>-0.341614907</text:p>
          </table:table-cell>
          <table:table-cell office:value-type="float" office:value="2.8987617493" calcext:value-type="float">
            <text:p>2.8987617493</text:p>
          </table:table-cell>
          <table:table-cell office:value-type="float" office:value="2.91594190342" calcext:value-type="float">
            <text:p>2.9159419034</text:p>
          </table:table-cell>
          <table:table-cell office:value-type="float" office:value="-0.0171801541199996" calcext:value-type="float">
            <text:p>-0.0171801541</text:p>
          </table:table-cell>
          <table:table-cell office:value-type="float" office:value="-0.0733754262" calcext:value-type="float">
            <text:p>-0.0733754262</text:p>
          </table:table-cell>
          <table:table-cell office:value-type="float" office:value="-0.0739842683139" calcext:value-type="float">
            <text:p>-0.0739842683</text:p>
          </table:table-cell>
          <table:table-cell office:value-type="float" office:value="0.000608842113899999" calcext:value-type="float">
            <text:p>0.0006088421</text:p>
          </table:table-cell>
          <table:table-cell office:value-type="float" office:value="0.050614547" calcext:value-type="float">
            <text:p>0.050614547</text:p>
          </table:table-cell>
          <table:table-cell office:value-type="float" office:value="0.0507337944058" calcext:value-type="float">
            <text:p>0.0507337944</text:p>
          </table:table-cell>
          <table:table-cell office:value-type="float" office:value="-0.000119247405800001" calcext:value-type="float">
            <text:p>-0.00011924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127" calcext:value-type="float">
            <text:p>127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173913042999999" calcext:value-type="float">
            <text:p>-0.173913043</text:p>
          </table:table-cell>
          <table:table-cell office:value-type="float" office:value="3.2789256573" calcext:value-type="float">
            <text:p>3.2789256573</text:p>
          </table:table-cell>
          <table:table-cell office:value-type="float" office:value="3.28076453484" calcext:value-type="float">
            <text:p>3.2807645348</text:p>
          </table:table-cell>
          <table:table-cell office:value-type="float" office:value="-0.00183887754000001" calcext:value-type="float">
            <text:p>-0.0018388775</text:p>
          </table:table-cell>
          <table:table-cell office:value-type="float" office:value="-0.0726915225" calcext:value-type="float">
            <text:p>-0.0726915225</text:p>
          </table:table-cell>
          <table:table-cell office:value-type="float" office:value="-0.0728319255626" calcext:value-type="float">
            <text:p>-0.0728319256</text:p>
          </table:table-cell>
          <table:table-cell office:value-type="float" office:value="0.000140403062600006" calcext:value-type="float">
            <text:p>0.0001404031</text:p>
          </table:table-cell>
          <table:table-cell office:value-type="float" office:value="0.0443313606" calcext:value-type="float">
            <text:p>0.0443313606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-0.0000607095050999956" calcext:value-type="float">
            <text:p>-6.07095050999956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3.6391217709" calcext:value-type="float">
            <text:p>3.6391217709</text:p>
          </table:table-cell>
          <table:table-cell office:value-type="float" office:value="3.64561162071" calcext:value-type="float">
            <text:p>3.6456116207</text:p>
          </table:table-cell>
          <table:table-cell office:value-type="float" office:value="-0.00648984980999989" calcext:value-type="float">
            <text:p>-0.0064898498</text:p>
          </table:table-cell>
          <table:table-cell office:value-type="float" office:value="-0.0692393258" calcext:value-type="float">
            <text:p>-0.0692393258</text:p>
          </table:table-cell>
          <table:table-cell office:value-type="float" office:value="-0.0693667608864" calcext:value-type="float">
            <text:p>-0.0693667609</text:p>
          </table:table-cell>
          <table:table-cell office:value-type="float" office:value="0.000127435086399993" calcext:value-type="float">
            <text:p>0.0001274351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3.9993419647" calcext:value-type="float">
            <text:p>3.9993419647</text:p>
          </table:table-cell>
          <table:table-cell office:value-type="float" office:value="4.01046849602" calcext:value-type="float">
            <text:p>4.010468496</text:p>
          </table:table-cell>
          <table:table-cell office:value-type="float" office:value="-0.0111265313199995" calcext:value-type="float">
            <text:p>-0.0111265313</text:p>
          </table:table-cell>
          <table:table-cell office:value-type="float" office:value="-0.0628266782" calcext:value-type="float">
            <text:p>-0.0628266782</text:p>
          </table:table-cell>
          <table:table-cell office:value-type="float" office:value="-0.0635885417398" calcext:value-type="float">
            <text:p>-0.0635885417</text:p>
          </table:table-cell>
          <table:table-cell office:value-type="float" office:value="0.000761863539799998" calcext:value-type="float">
            <text:p>0.0007618635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4.3595409393" calcext:value-type="float">
            <text:p>4.3595409393</text:p>
          </table:table-cell>
          <table:table-cell office:value-type="float" office:value="4.37532049412" calcext:value-type="float">
            <text:p>4.3753204941</text:p>
          </table:table-cell>
          <table:table-cell office:value-type="float" office:value="-0.0157795548199999" calcext:value-type="float">
            <text:p>-0.0157795548</text:p>
          </table:table-cell>
          <table:table-cell office:value-type="float" office:value="-0.0547864921" calcext:value-type="float">
            <text:p>-0.0547864921</text:p>
          </table:table-cell>
          <table:table-cell office:value-type="float" office:value="-0.0554971285725" calcext:value-type="float">
            <text:p>-0.0554971286</text:p>
          </table:table-cell>
          <table:table-cell office:value-type="float" office:value="0.000710636472499998" calcext:value-type="float">
            <text:p>0.0007106365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4.739718914" calcext:value-type="float">
            <text:p>4.739718914</text:p>
          </table:table-cell>
          <table:table-cell office:value-type="float" office:value="4.7401529473" calcext:value-type="float">
            <text:p>4.7401529473</text:p>
          </table:table-cell>
          <table:table-cell office:value-type="float" office:value="-0.000434033300000358" calcext:value-type="float">
            <text:p>-0.0004340333</text:p>
          </table:table-cell>
          <table:table-cell office:value-type="float" office:value="-0.0446721204" calcext:value-type="float">
            <text:p>-0.0446721204</text:p>
          </table:table-cell>
          <table:table-cell office:value-type="float" office:value="-0.0450924748396" calcext:value-type="float">
            <text:p>-0.0450924748</text:p>
          </table:table-cell>
          <table:table-cell office:value-type="float" office:value="0.0004203544396" calcext:value-type="float">
            <text:p>0.0004203544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5.0998659134" calcext:value-type="float">
            <text:p>5.0998659134</text:p>
          </table:table-cell>
          <table:table-cell office:value-type="float" office:value="5.10495118738" calcext:value-type="float">
            <text:p>5.1049511874</text:p>
          </table:table-cell>
          <table:table-cell office:value-type="float" office:value="-0.00508527397999981" calcext:value-type="float">
            <text:p>-0.005085274</text:p>
          </table:table-cell>
          <table:table-cell office:value-type="float" office:value="-0.0320438221" calcext:value-type="float">
            <text:p>-0.0320438221</text:p>
          </table:table-cell>
          <table:table-cell office:value-type="float" office:value="-0.0323746270087" calcext:value-type="float">
            <text:p>-0.032374627</text:p>
          </table:table-cell>
          <table:table-cell office:value-type="float" office:value="0.000330804908700001" calcext:value-type="float">
            <text:p>0.0003308049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5.4599642754" calcext:value-type="float">
            <text:p>5.4599642754</text:p>
          </table:table-cell>
          <table:table-cell office:value-type="float" office:value="5.46970054629" calcext:value-type="float">
            <text:p>5.4697005463</text:p>
          </table:table-cell>
          <table:table-cell office:value-type="float" office:value="-0.0097362708900004" calcext:value-type="float">
            <text:p>-0.0097362709</text:p>
          </table:table-cell>
          <table:table-cell office:value-type="float" office:value="-0.0171530396" calcext:value-type="float">
            <text:p>-0.0171530396</text:p>
          </table:table-cell>
          <table:table-cell office:value-type="float" office:value="-0.0173437245628" calcext:value-type="float">
            <text:p>-0.0173437246</text:p>
          </table:table-cell>
          <table:table-cell office:value-type="float" office:value="0.000190684962799999" calcext:value-type="float">
            <text:p>0.000190685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719317832999991" calcext:value-type="float">
            <text:p>-0.719317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199996948" calcext:value-type="float">
            <text:p>5.8199996948</text:p>
          </table:table-cell>
          <table:table-cell office:value-type="float" office:value="5.83438635667" calcext:value-type="float">
            <text:p>5.8343863567</text:p>
          </table:table-cell>
          <table:table-cell office:value-type="float" office:value="-0.0143866618699997" calcext:value-type="float">
            <text:p>-0.01438666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9" calcext:value-type="float">
            <text:p>309</text:p>
          </table:table-cell>
          <table:table-cell office:value-type="float" office:value="309.951775198" calcext:value-type="float">
            <text:p>309.951775198</text:p>
          </table:table-cell>
          <table:table-cell office:value-type="float" office:value="-0.951775198000007" calcext:value-type="float">
            <text:p>-0.951775198</text:p>
          </table:table-cell>
          <table:table-cell office:value-type="float" office:value="-18" calcext:value-type="float">
            <text:p>-18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167701863400001" calcext:value-type="float">
            <text:p>0.1677018634</text:p>
          </table:table-cell>
          <table:table-cell office:value-type="float" office:value="6.1799592972" calcext:value-type="float">
            <text:p>6.1799592972</text:p>
          </table:table-cell>
          <table:table-cell office:value-type="float" office:value="6.19899395246" calcext:value-type="float">
            <text:p>6.1989939525</text:p>
          </table:table-cell>
          <table:table-cell office:value-type="float" office:value="-0.0190346552600005" calcext:value-type="float">
            <text:p>-0.0190346553</text:p>
          </table:table-cell>
          <table:table-cell office:value-type="float" office:value="0.0194149781" calcext:value-type="float">
            <text:p>0.0194149781</text:p>
          </table:table-cell>
          <table:table-cell office:value-type="float" office:value="0.0196562211712" calcext:value-type="float">
            <text:p>0.0196562212</text:p>
          </table:table-cell>
          <table:table-cell office:value-type="float" office:value="-0.000241243071199999" calcext:value-type="float">
            <text:p>-0.0002412431</text:p>
          </table:table-cell>
          <table:table-cell office:value-type="float" office:value="-0.006283185" calcext:value-type="float">
            <text:p>-0.006283185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585393007199999" calcext:value-type="float">
            <text:p>5.85393007199999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-0.0921162809999885" calcext:value-type="float">
            <text:p>-0.092116281</text:p>
          </table:table-cell>
          <table:table-cell office:value-type="float" office:value="163" calcext:value-type="float">
            <text:p>163</text:p>
          </table:table-cell>
          <table:table-cell office:value-type="float" office:value="163.50931677" calcext:value-type="float">
            <text:p>163.50931677</text:p>
          </table:table-cell>
          <table:table-cell office:value-type="float" office:value="-0.509316769999998" calcext:value-type="float">
            <text:p>-0.50931677</text:p>
          </table:table-cell>
          <table:table-cell office:value-type="float" office:value="3.2782304287" calcext:value-type="float">
            <text:p>3.2782304287</text:p>
          </table:table-cell>
          <table:table-cell office:value-type="float" office:value="3.28006078612" calcext:value-type="float">
            <text:p>3.2800607861</text:p>
          </table:table-cell>
          <table:table-cell office:value-type="float" office:value="-0.00183035741999982" calcext:value-type="float">
            <text:p>-0.0018303574</text:p>
          </table:table-cell>
          <table:table-cell office:value-type="float" office:value="-0.0932871103" calcext:value-type="float">
            <text:p>-0.0932871103</text:p>
          </table:table-cell>
          <table:table-cell office:value-type="float" office:value="-0.093631004571" calcext:value-type="float">
            <text:p>-0.0936310046</text:p>
          </table:table-cell>
          <table:table-cell office:value-type="float" office:value="0.000343894270999998" calcext:value-type="float">
            <text:p>0.0003438943</text:p>
          </table:table-cell>
          <table:table-cell office:value-type="float" office:value="0.0568977334" calcext:value-type="float">
            <text:p>0.0568977334</text:p>
          </table:table-cell>
          <table:table-cell office:value-type="float" office:value="0.0570755187065" calcext:value-type="float">
            <text:p>0.0570755187</text:p>
          </table:table-cell>
          <table:table-cell office:value-type="float" office:value="-0.000177785306500006" calcext:value-type="float">
            <text:p>-0.00017778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324573646000005" calcext:value-type="float">
            <text:p>-0.324573646</text:p>
          </table:table-cell>
          <table:table-cell office:value-type="float" office:value="145" calcext:value-type="float">
            <text:p>145</text:p>
          </table:table-cell>
          <table:table-cell office:value-type="float" office:value="145.341614907" calcext:value-type="float">
            <text:p>145.341614907</text:p>
          </table:table-cell>
          <table:table-cell office:value-type="float" office:value="-0.341614907000007" calcext:value-type="float">
            <text:p>-0.341614907</text:p>
          </table:table-cell>
          <table:table-cell office:value-type="float" office:value="3.6384458542" calcext:value-type="float">
            <text:p>3.6384458542</text:p>
          </table:table-cell>
          <table:table-cell office:value-type="float" office:value="3.64492737928" calcext:value-type="float">
            <text:p>3.6449273793</text:p>
          </table:table-cell>
          <table:table-cell office:value-type="float" office:value="-0.00648152507999988" calcext:value-type="float">
            <text:p>-0.0064815251</text:p>
          </table:table-cell>
          <table:table-cell office:value-type="float" office:value="-0.0920988098" calcext:value-type="float">
            <text:p>-0.0920988098</text:p>
          </table:table-cell>
          <table:table-cell office:value-type="float" office:value="-0.0924803353924" calcext:value-type="float">
            <text:p>-0.0924803354</text:p>
          </table:table-cell>
          <table:table-cell office:value-type="float" office:value="0.000381525592399998" calcext:value-type="float">
            <text:p>0.0003815256</text:p>
          </table:table-cell>
          <table:table-cell office:value-type="float" office:value="0.050614547" calcext:value-type="float">
            <text:p>0.050614547</text:p>
          </table:table-cell>
          <table:table-cell office:value-type="float" office:value="0.0507337944058" calcext:value-type="float">
            <text:p>0.0507337944</text:p>
          </table:table-cell>
          <table:table-cell office:value-type="float" office:value="-0.000119247405800001" calcext:value-type="float">
            <text:p>-0.00011924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-0.557031010000003" calcext:value-type="float">
            <text:p>-0.55703101</text:p>
          </table:table-cell>
          <table:table-cell office:value-type="float" office:value="127" calcext:value-type="float">
            <text:p>127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173913042999999" calcext:value-type="float">
            <text:p>-0.173913043</text:p>
          </table:table-cell>
          <table:table-cell office:value-type="float" office:value="3.9986898899" calcext:value-type="float">
            <text:p>3.9986898899</text:p>
          </table:table-cell>
          <table:table-cell office:value-type="float" office:value="4.00982332037" calcext:value-type="float">
            <text:p>4.0098233204</text:p>
          </table:table-cell>
          <table:table-cell office:value-type="float" office:value="-0.0111334304699997" calcext:value-type="float">
            <text:p>-0.0111334305</text:p>
          </table:table-cell>
          <table:table-cell office:value-type="float" office:value="-0.0886482" calcext:value-type="float">
            <text:p>-0.0886482</text:p>
          </table:table-cell>
          <table:table-cell office:value-type="float" office:value="-0.0890167979099" calcext:value-type="float">
            <text:p>-0.0890167979</text:p>
          </table:table-cell>
          <table:table-cell office:value-type="float" office:value="0.000368597909900001" calcext:value-type="float">
            <text:p>0.0003685979</text:p>
          </table:table-cell>
          <table:table-cell office:value-type="float" office:value="0.0443313606" calcext:value-type="float">
            <text:p>0.0443313606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-0.0000607095050999956" calcext:value-type="float">
            <text:p>-6.07095050999956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-0.789488374999991" calcext:value-type="float">
            <text:p>-0.789488375</text:p>
          </table:table-cell>
          <table:table-cell office:value-type="float" office:value="109" calcext:value-type="float">
            <text:p>109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621117999999399" calcext:value-type="float">
            <text:p>-0.00621118</text:p>
          </table:table-cell>
          <table:table-cell office:value-type="float" office:value="4.3589482307" calcext:value-type="float">
            <text:p>4.3589482307</text:p>
          </table:table-cell>
          <table:table-cell office:value-type="float" office:value="4.37473394485" calcext:value-type="float">
            <text:p>4.3747339449</text:p>
          </table:table-cell>
          <table:table-cell office:value-type="float" office:value="-0.0157857141499997" calcext:value-type="float">
            <text:p>-0.0157857141</text:p>
          </table:table-cell>
          <table:table-cell office:value-type="float" office:value="-0.0829350278" calcext:value-type="float">
            <text:p>-0.0829350278</text:p>
          </table:table-cell>
          <table:table-cell office:value-type="float" office:value="-0.0832401130636" calcext:value-type="float">
            <text:p>-0.0832401131</text:p>
          </table:table-cell>
          <table:table-cell office:value-type="float" office:value="0.0003050852636" calcext:value-type="float">
            <text:p>0.0003050853</text:p>
          </table:table-cell>
          <table:table-cell office:value-type="float" office:value="0.038048178" calcext:value-type="float">
            <text:p>0.038048178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216780429999897" calcext:value-type="float">
            <text:p>-2.16780429999897E-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219457400000067" calcext:value-type="float">
            <text:p>-0.02194574</text:p>
          </table:table-cell>
          <table:table-cell office:value-type="float" office:value="90" calcext:value-type="float">
            <text:p>90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8385093168" calcext:value-type="float">
            <text:p>-0.8385093168</text:p>
          </table:table-cell>
          <table:table-cell office:value-type="float" office:value="4.7392201424" calcext:value-type="float">
            <text:p>4.7392201424</text:p>
          </table:table-cell>
          <table:table-cell office:value-type="float" office:value="4.7396445862" calcext:value-type="float">
            <text:p>4.7396445862</text:p>
          </table:table-cell>
          <table:table-cell office:value-type="float" office:value="-0.000424443800000063" calcext:value-type="float">
            <text:p>-0.0004244438</text:p>
          </table:table-cell>
          <table:table-cell office:value-type="float" office:value="-0.0744496137" calcext:value-type="float">
            <text:p>-0.0744496137</text:p>
          </table:table-cell>
          <table:table-cell office:value-type="float" office:value="-0.0751500947834" calcext:value-type="float">
            <text:p>-0.0751500948</text:p>
          </table:table-cell>
          <table:table-cell office:value-type="float" office:value="0.000700481083399998" calcext:value-type="float">
            <text:p>0.0007004811</text:p>
          </table:table-cell>
          <table:table-cell office:value-type="float" office:value="0.0314159244" calcext:value-type="float">
            <text:p>0.0314159244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292697103599998" calcext:value-type="float">
            <text:p>-0.00029269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254403104000005" calcext:value-type="float">
            <text:p>-0.254403104</text:p>
          </table:table-cell>
          <table:table-cell office:value-type="float" office:value="72" calcext:value-type="float">
            <text:p>72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670807453400002" calcext:value-type="float">
            <text:p>-0.6708074534</text:p>
          </table:table-cell>
          <table:table-cell office:value-type="float" office:value="5.099462986" calcext:value-type="float">
            <text:p>5.099462986</text:p>
          </table:table-cell>
          <table:table-cell office:value-type="float" office:value="5.10454057647" calcext:value-type="float">
            <text:p>5.1045405765</text:p>
          </table:table-cell>
          <table:table-cell office:value-type="float" office:value="-0.00507759047" calcext:value-type="float">
            <text:p>-0.0050775905</text:p>
          </table:table-cell>
          <table:table-cell office:value-type="float" office:value="-0.064085111" calcext:value-type="float">
            <text:p>-0.064085111</text:p>
          </table:table-cell>
          <table:table-cell office:value-type="float" office:value="-0.0647466500012" calcext:value-type="float">
            <text:p>-0.06474665</text:p>
          </table:table-cell>
          <table:table-cell office:value-type="float" office:value="0.000661539001200001" calcext:value-type="float">
            <text:p>0.000661539</text:p>
          </table:table-cell>
          <table:table-cell office:value-type="float" office:value="0.0251327399" calcext:value-type="float">
            <text:p>0.0251327399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234157302900002" calcext:value-type="float">
            <text:p>-0.00023415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486860469000021" calcext:value-type="float">
            <text:p>-0.486860469</text:p>
          </table:table-cell>
          <table:table-cell office:value-type="float" office:value="54" calcext:value-type="float">
            <text:p>54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503105590099999" calcext:value-type="float">
            <text:p>-0.5031055901</text:p>
          </table:table-cell>
          <table:table-cell office:value-type="float" office:value="5.4596767426" calcext:value-type="float">
            <text:p>5.4596767426</text:p>
          </table:table-cell>
          <table:table-cell office:value-type="float" office:value="5.46940724688" calcext:value-type="float">
            <text:p>5.4694072469</text:p>
          </table:table-cell>
          <table:table-cell office:value-type="float" office:value="-0.00973050428000022" calcext:value-type="float">
            <text:p>-0.0097305043</text:p>
          </table:table-cell>
          <table:table-cell office:value-type="float" office:value="-0.0514577627" calcext:value-type="float">
            <text:p>-0.0514577627</text:p>
          </table:table-cell>
          <table:table-cell office:value-type="float" office:value="-0.0520297786611" calcext:value-type="float">
            <text:p>-0.0520297787</text:p>
          </table:table-cell>
          <table:table-cell office:value-type="float" office:value="0.0005720159611" calcext:value-type="float">
            <text:p>0.000572016</text:p>
          </table:table-cell>
          <table:table-cell office:value-type="float" office:value="0.0188495554" calcext:value-type="float">
            <text:p>0.0188495554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1756175022" calcext:value-type="float">
            <text:p>-0.00017561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719317832999991" calcext:value-type="float">
            <text:p>-0.719317833</text:p>
          </table:table-cell>
          <table:table-cell office:value-type="float" office:value="36" calcext:value-type="float">
            <text:p>36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335403726700001" calcext:value-type="float">
            <text:p>-0.3354037267</text:p>
          </table:table-cell>
          <table:table-cell office:value-type="float" office:value="5.8198466301" calcext:value-type="float">
            <text:p>5.8198466301</text:p>
          </table:table-cell>
          <table:table-cell office:value-type="float" office:value="5.83422992843" calcext:value-type="float">
            <text:p>5.8342299284</text:p>
          </table:table-cell>
          <table:table-cell office:value-type="float" office:value="-0.0143832983300003" calcext:value-type="float">
            <text:p>-0.0143832983</text:p>
          </table:table-cell>
          <table:table-cell office:value-type="float" office:value="-0.0365676545" calcext:value-type="float">
            <text:p>-0.0365676545</text:p>
          </table:table-cell>
          <table:table-cell office:value-type="float" office:value="-0.0369995737242" calcext:value-type="float">
            <text:p>-0.0369995737</text:p>
          </table:table-cell>
          <table:table-cell office:value-type="float" office:value="0.000431919224200002" calcext:value-type="float">
            <text:p>0.0004319192</text:p>
          </table:table-cell>
          <table:table-cell office:value-type="float" office:value="0.01256637" calcext:value-type="float">
            <text:p>0.01256637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117078601399999" calcext:value-type="float">
            <text:p>-0.00011707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309" calcext:value-type="float">
            <text:p>309</text:p>
          </table:table-cell>
          <table:table-cell office:value-type="float" office:value="309.951775198" calcext:value-type="float">
            <text:p>309.951775198</text:p>
          </table:table-cell>
          <table:table-cell office:value-type="float" office:value="-0.951775198000007" calcext:value-type="float">
            <text:p>-0.951775198</text:p>
          </table:table-cell>
          <table:table-cell office:value-type="float" office:value="18" calcext:value-type="float">
            <text:p>18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167701863400001" calcext:value-type="float">
            <text:p>-0.1677018634</text:p>
          </table:table-cell>
          <table:table-cell office:value-type="float" office:value="6.1799592972" calcext:value-type="float">
            <text:p>6.1799592972</text:p>
          </table:table-cell>
          <table:table-cell office:value-type="float" office:value="6.19899395246" calcext:value-type="float">
            <text:p>6.1989939525</text:p>
          </table:table-cell>
          <table:table-cell office:value-type="float" office:value="-0.0190346552600005" calcext:value-type="float">
            <text:p>-0.0190346553</text:p>
          </table:table-cell>
          <table:table-cell office:value-type="float" office:value="-0.0194149781" calcext:value-type="float">
            <text:p>-0.0194149781</text:p>
          </table:table-cell>
          <table:table-cell office:value-type="float" office:value="-0.0196562211712" calcext:value-type="float">
            <text:p>-0.0196562212</text:p>
          </table:table-cell>
          <table:table-cell office:value-type="float" office:value="0.000241243071199999" calcext:value-type="float">
            <text:p>0.0002412431</text:p>
          </table:table-cell>
          <table:table-cell office:value-type="float" office:value="0.006283185" calcext:value-type="float">
            <text:p>0.006283185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328.184232563" calcext:value-type="float">
            <text:p>328.184232563</text:p>
          </table:table-cell>
          <table:table-cell office:value-type="float" office:value="-0.184232563000023" calcext:value-type="float">
            <text:p>-0.18423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599999428" calcext:value-type="float">
            <text:p>6.5599999428</text:p>
          </table:table-cell>
          <table:table-cell office:value-type="float" office:value="6.56368465125" calcext:value-type="float">
            <text:p>6.5636846513</text:p>
          </table:table-cell>
          <table:table-cell office:value-type="float" office:value="-0.0036847084499998" calcext:value-type="float">
            <text:p>-0.00368470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X</text:p>
          </table:table-cell>
          <table:table-cell table:style-name="ce1"/>
          <table:table-cell table:style-name="ce3" table:formula="of:=MAX([.E2:.E101])" office:value-type="float" office:value="0" calcext:value-type="float">
            <text:p>0.00</text:p>
          </table:table-cell>
          <table:table-cell table:number-columns-repeated="2"/>
          <table:table-cell table:style-name="ce3" table:formula="of:=MAX([.H2:.H101])" office:value-type="float" office:value="0.8385093168" calcext:value-type="float">
            <text:p>0.84</text:p>
          </table:table-cell>
          <table:table-cell table:number-columns-repeated="2"/>
          <table:table-cell table:style-name="ce3" table:formula="of:=MAX([.K2:.K101])" office:value-type="float" office:value="0" calcext:value-type="float">
            <text:p>0.00</text:p>
          </table:table-cell>
          <table:table-cell table:number-columns-repeated="2"/>
          <table:table-cell table:style-name="ce3" table:formula="of:=MAX([.N2:.N101])" office:value-type="float" office:value="0.000761863539799998" calcext:value-type="float">
            <text:p>0.00</text:p>
          </table:table-cell>
          <table:table-cell table:number-columns-repeated="2"/>
          <table:table-cell table:style-name="ce3" table:formula="of:=MAX([.Q2:.Q101])" office:value-type="float" office:value="0.000292697103599998" calcext:value-type="float">
            <text:p>0.0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IN</text:p>
          </table:table-cell>
          <table:table-cell table:style-name="ce1"/>
          <table:table-cell table:style-name="ce4" table:formula="of:=MIN([.E2:.E101])" office:value-type="float" office:value="-0.951775198000007" calcext:value-type="float">
            <text:p>-0.951775198</text:p>
          </table:table-cell>
          <table:table-cell table:number-columns-repeated="2"/>
          <table:table-cell table:style-name="ce4" table:formula="of:=MIN([.H2:.H101])" office:value-type="float" office:value="-0.8385093168" calcext:value-type="float">
            <text:p>-0.8385093168</text:p>
          </table:table-cell>
          <table:table-cell table:number-columns-repeated="2"/>
          <table:table-cell table:style-name="ce4" table:formula="of:=MIN([.K2:.K101])" office:value-type="float" office:value="-0.0190346552600005" calcext:value-type="float">
            <text:p>-0.0190346553</text:p>
          </table:table-cell>
          <table:table-cell table:number-columns-repeated="2"/>
          <table:table-cell table:style-name="ce4" table:formula="of:=MIN([.N2:.N101])" office:value-type="float" office:value="-0.000761863539799998" calcext:value-type="float">
            <text:p>-0.0007618635</text:p>
          </table:table-cell>
          <table:table-cell table:number-columns-repeated="2"/>
          <table:table-cell table:style-name="ce4" table:formula="of:=MIN([.Q2:.Q101])" office:value-type="float" office:value="-0.000292697103599998" calcext:value-type="float">
            <text:p>-0.0002926971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BS</text:p>
          </table:table-cell>
          <table:table-cell table:style-name="ce1"/>
          <table:table-cell table:style-name="ce4" table:formula="of:=MAX(ABS([.E117]); ABS([.E118]))" office:value-type="float" office:value="0.951775198000007" calcext:value-type="float">
            <text:p>0.951775198</text:p>
          </table:table-cell>
          <table:table-cell table:number-columns-repeated="2"/>
          <table:table-cell table:style-name="ce4" table:formula="of:=MAX(ABS([.H117]); ABS([.H118]))" office:value-type="float" office:value="0.8385093168" calcext:value-type="float">
            <text:p>0.8385093168</text:p>
          </table:table-cell>
          <table:table-cell table:number-columns-repeated="2"/>
          <table:table-cell table:style-name="ce4" table:formula="of:=MAX(ABS([.K117]); ABS([.K118]))" office:value-type="float" office:value="0.0190346552600005" calcext:value-type="float">
            <text:p>0.0190346553</text:p>
          </table:table-cell>
          <table:table-cell table:number-columns-repeated="2"/>
          <table:table-cell table:style-name="ce4" table:formula="of:=MAX(ABS([.N117]); ABS([.N118]))" office:value-type="float" office:value="0.000761863539799998" calcext:value-type="float">
            <text:p>0.0007618635</text:p>
          </table:table-cell>
          <table:table-cell table:number-columns-repeated="2"/>
          <table:table-cell table:style-name="ce4" table:formula="of:=MAX(ABS([.Q117]); ABS([.Q118]))" office:value-type="float" office:value="0.000292697103599998" calcext:value-type="float">
            <text:p>0.0002926971</text:p>
          </table:table-cell>
        </table:table-row>
        <table:table-row table:style-name="ro1" table:number-rows-repeated="2">
          <table:table-cell table:style-name="ce1" table:number-columns-repeated="4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b per sec</text:p>
          </table:table-cell>
          <table:table-cell table:style-name="ce1" table:formula="of:=1000/20" office:value-type="float" office:value="50" calcext:value-type="float">
            <text:p>50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rror after x secs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$D$122]*[.$D$123]*[.E119]" office:value-type="float" office:value="475.887599000004" calcext:value-type="float">
            <text:p>475.887599</text:p>
          </table:table-cell>
          <table:table-cell table:number-columns-repeated="2"/>
          <table:table-cell table:style-name="ce4" table:formula="of:=[.$D$122]*[.$D$123]*[.H119]" office:value-type="float" office:value="419.2546584" calcext:value-type="float">
            <text:p>419.2546584</text:p>
          </table:table-cell>
          <table:table-cell table:number-columns-repeated="2"/>
          <table:table-cell table:style-name="ce4" table:formula="of:=[.$D$122]*[.$D$123]*[.K119]" office:value-type="float" office:value="9.51732763000024" calcext:value-type="float">
            <text:p>9.51732763</text:p>
          </table:table-cell>
          <table:table-cell table:number-columns-repeated="2"/>
          <table:table-cell table:style-name="ce4" table:formula="of:=[.$D$122]*[.$D$123]*[.N119]" office:value-type="float" office:value="0.380931769899999" calcext:value-type="float">
            <text:p>0.3809317699</text:p>
          </table:table-cell>
          <table:table-cell table:number-columns-repeated="2"/>
          <table:table-cell table:style-name="ce4" table:formula="of:=[.$D$122]*[.$D$123]*[.Q119]" office:value-type="float" office:value="0.146348551799999" calcext:value-type="float">
            <text:p>0.1463485518</text:p>
          </table:table-cell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14:04.361663468</dc:date>
    <meta:editing-duration>PT1M29S</meta:editing-duration>
    <meta:editing-cycles>2</meta:editing-cycles>
    <meta:generator>LibreOffice/5.1.6.2$Linux_X86_64 LibreOffice_project/10m0$Build-2</meta:generator>
    <meta:document-statistic meta:table-count="1" meta:cell-count="1744" meta:object-count="0"/>
  </office:meta>
</office:document-meta>
</file>